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4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107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5.35pt"/>
    </style:style>
    <style:style style:name="co6" style:family="table-column">
      <style:table-column-properties fo:break-before="auto" style:column-width="175.04pt"/>
    </style:style>
    <style:style style:name="co7" style:family="table-column">
      <style:table-column-properties fo:break-before="auto" style:column-width="98.9pt"/>
    </style:style>
    <style:style style:name="co8" style:family="table-column">
      <style:table-column-properties fo:break-before="auto" style:column-width="133.34pt"/>
    </style:style>
    <style:style style:name="co9" style:family="table-column">
      <style:table-column-properties fo:break-before="auto" style:column-width="54.2pt"/>
    </style:style>
    <style:style style:name="co10" style:family="table-column">
      <style:table-column-properties fo:break-before="auto" style:column-width="107.66pt"/>
    </style:style>
    <style:style style:name="co11" style:family="table-column">
      <style:table-column-properties fo:break-before="auto" style:column-width="101.99pt"/>
    </style:style>
    <style:style style:name="co12" style:family="table-column">
      <style:table-column-properties fo:break-before="auto" style:column-width="64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21pt" fo:break-before="auto" style:use-optimal-row-height="true"/>
    </style:style>
    <style:style style:name="ro4" style:family="table-row">
      <style:table-row-properties style:row-height="24.29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22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odeReg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odeRegion</text:p>
          </table:table-cell>
          <table:table-cell table:style-name="ce1" office:value-type="string" calcext:value-type="string">
            <text:p>NodeRegion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diato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DM</text:p>
          </table:table-cell>
          <table:table-cell office:value-type="string" calcext:value-type="string">
            <text:p>P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i</text:p>
          </table:table-cell>
          <table:table-cell office:value-type="string" calcext:value-type="string">
            <text:p>BL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llba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VEnclosure</text:p>
          </table:table-cell>
          <table:table-cell office:value-type="string" calcext:value-type="string">
            <text:p>H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VEnclosure</text:p>
          </table:table-cell>
          <table:table-cell office:value-type="string" calcext:value-type="string">
            <text:p>Hv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Panel</text:p>
          </table:table-cell>
          <table:table-cell office:value-type="string" calcext:value-type="string">
            <text:p>RP</text:p>
          </table:table-cell>
        </table:table-row>
      </table:table>
      <table:table table:name="Nod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12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2" office:value-type="string" calcext:value-type="string" table:number-columns-spanned="3" table:number-rows-spanned="1">
            <text:p>Node1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Node2</text:p>
          </table:table-cell>
          <table:covered-table-cell table:number-columns-repeated="2" table:style-name="ce1"/>
          <table:table-cell table:style-name="ce2" office:value-type="string" calcext:value-type="string" table:number-columns-spanned="4" table:number-rows-spanned="1">
            <text:p>LinkName</text:p>
          </table:table-cell>
          <table:covered-table-cell table:number-columns-repeated="3" table:style-name="ce1"/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Kabel</text:p>
          </table:table-cell>
          <table:table-cell office:value-type="string" calcext:value-type="string">
            <text:p>Link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NodeRegion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NodeSym</text:p>
          </table:table-cell>
          <table:table-cell table:style-name="ce1" office:value-type="string" calcext:value-type="string">
            <text:p>NodeRegion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NodeSym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ULLNAME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+V_APP1</text:p>
          </table:table-cell>
          <table:table-cell office:value-type="string" calcext:value-type="string">
            <text:p>+VAP1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+V_APP1</text:p>
          </table:table-cell>
          <table:table-cell office:value-type="string" calcext:value-type="string">
            <text:p>+VAP1</text:p>
          </table:table-cell>
          <table:table-cell table:formula="of:=VLOOKUP([.B3];[NodeRegion.$B$1:.$C$15];2;0)" office:value-type="string" office:string-value="P" calcext:value-type="string">
            <text:p>P</text:p>
          </table:table-cell>
          <table:table-cell table:formula="of:=VLOOKUP([.E3];[NodeRegion.$B$1:.$C$15];2;0)" office:value-type="string" office:string-value="E" calcext:value-type="string">
            <text:p>E</text:p>
          </table:table-cell>
          <table:table-cell office:value-type="string" calcext:value-type="string">
            <text:p>+VAP1</text:p>
          </table:table-cell>
          <table:table-cell table:formula="of:=[.H3]&amp;&quot;_&quot;&amp;[.I3]&amp;&quot;_&quot;&amp;[.J3]" office:value-type="string" office:string-value="P_E_+VAP1" calcext:value-type="string">
            <text:p>P_E_+VAP1</text:p>
          </table:table-cell>
          <table:table-cell/>
          <table:table-cell table:style-name="ce3" office:value-type="string" calcext:value-type="string">
            <text:p>6P_AWG24</text:p>
          </table:table-cell>
          <table:table-cell table:style-name="ce7" office:value-type="string" calcext:value-type="string">
            <text:p><text:a xlink:href="https://www.tokopedia.com/s3-satriasecure/awg-kabel-6-jalur-bungkus-double-selongsong-bulat-isi-6-warna" xlink:type="simple">https://www.tokopedia.com/s3-satriasecure/awg-kabel-6-jalur-bungkus-double-selongsong-bulat-isi-6-warna</text:a>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APP1</text:p>
          </table:table-cell>
          <table:table-cell office:value-type="string" calcext:value-type="string">
            <text:p>AP1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P1</text:p>
          </table:table-cell>
          <table:table-cell office:value-type="string" calcext:value-type="string">
            <text:p>AP1</text:p>
          </table:table-cell>
          <table:table-cell table:formula="of:=VLOOKUP([.B4];[NodeRegion.$B$1:.$C$15];2;0)" office:value-type="string" office:string-value="P" calcext:value-type="string">
            <text:p>P</text:p>
          </table:table-cell>
          <table:table-cell table:formula="of:=VLOOKUP([.E4];[NodeRegion.$B$1:.$C$15];2;0)" office:value-type="string" office:string-value="E" calcext:value-type="string">
            <text:p>E</text:p>
          </table:table-cell>
          <table:table-cell office:value-type="string" calcext:value-type="string">
            <text:p>AP1</text:p>
          </table:table-cell>
          <table:table-cell table:formula="of:=[.H4]&amp;&quot;_&quot;&amp;[.I4]&amp;&quot;_&quot;&amp;[.J4]" office:value-type="string" office:string-value="P_E_AP1" calcext:value-type="string">
            <text:p>P_E_AP1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GND_APP1</text:p>
          </table:table-cell>
          <table:table-cell office:value-type="string" calcext:value-type="string">
            <text:p>GAP1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GND_APP1</text:p>
          </table:table-cell>
          <table:table-cell office:value-type="string" calcext:value-type="string">
            <text:p>GAP1</text:p>
          </table:table-cell>
          <table:table-cell table:formula="of:=VLOOKUP([.B5];[NodeRegion.$B$1:.$C$15];2;0)" office:value-type="string" office:string-value="P" calcext:value-type="string">
            <text:p>P</text:p>
          </table:table-cell>
          <table:table-cell table:formula="of:=VLOOKUP([.E5];[NodeRegion.$B$1:.$C$15];2;0)" office:value-type="string" office:string-value="E" calcext:value-type="string">
            <text:p>E</text:p>
          </table:table-cell>
          <table:table-cell office:value-type="string" calcext:value-type="string">
            <text:p>GAP1</text:p>
          </table:table-cell>
          <table:table-cell table:formula="of:=[.H5]&amp;&quot;_&quot;&amp;[.I5]&amp;&quot;_&quot;&amp;[.J5]" office:value-type="string" office:string-value="P_E_GAP1" calcext:value-type="string">
            <text:p>P_E_GAP1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+V_APP2</text:p>
          </table:table-cell>
          <table:table-cell office:value-type="string" calcext:value-type="string">
            <text:p>+VAP2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+V_APP2</text:p>
          </table:table-cell>
          <table:table-cell office:value-type="string" calcext:value-type="string">
            <text:p>+VAP2</text:p>
          </table:table-cell>
          <table:table-cell table:formula="of:=VLOOKUP([.B6];[NodeRegion.$B$1:.$C$15];2;0)" office:value-type="string" office:string-value="P" calcext:value-type="string">
            <text:p>P</text:p>
          </table:table-cell>
          <table:table-cell table:formula="of:=VLOOKUP([.E6];[NodeRegion.$B$1:.$C$15];2;0)" office:value-type="string" office:string-value="E" calcext:value-type="string">
            <text:p>E</text:p>
          </table:table-cell>
          <table:table-cell office:value-type="string" calcext:value-type="string">
            <text:p>+VAP2</text:p>
          </table:table-cell>
          <table:table-cell table:formula="of:=[.H6]&amp;&quot;_&quot;&amp;[.I6]&amp;&quot;_&quot;&amp;[.J6]" office:value-type="string" office:string-value="P_E_+VAP2" calcext:value-type="string">
            <text:p>P_E_+VAP2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AP1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AP1</text:p>
          </table:table-cell>
          <table:table-cell table:formula="of:=VLOOKUP([.B7];[NodeRegion.$B$1:.$C$15];2;0)" office:value-type="string" office:string-value="P" calcext:value-type="string">
            <text:p>P</text:p>
          </table:table-cell>
          <table:table-cell table:formula="of:=VLOOKUP([.E7];[NodeRegion.$B$1:.$C$15];2;0)" office:value-type="string" office:string-value="E" calcext:value-type="string">
            <text:p>E</text:p>
          </table:table-cell>
          <table:table-cell office:value-type="string" calcext:value-type="string">
            <text:p>AP1</text:p>
          </table:table-cell>
          <table:table-cell table:formula="of:=[.H7]&amp;&quot;_&quot;&amp;[.I7]&amp;&quot;_&quot;&amp;[.J7]" office:value-type="string" office:string-value="P_E_AP1" calcext:value-type="string">
            <text:p>P_E_AP1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GND_APP2</text:p>
          </table:table-cell>
          <table:table-cell office:value-type="string" calcext:value-type="string">
            <text:p>GAP1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GND_APP2</text:p>
          </table:table-cell>
          <table:table-cell office:value-type="string" calcext:value-type="string">
            <text:p>GAP1</text:p>
          </table:table-cell>
          <table:table-cell table:formula="of:=VLOOKUP([.B8];[NodeRegion.$B$1:.$C$15];2;0)" office:value-type="string" office:string-value="P" calcext:value-type="string">
            <text:p>P</text:p>
          </table:table-cell>
          <table:table-cell table:formula="of:=VLOOKUP([.E8];[NodeRegion.$B$1:.$C$15];2;0)" office:value-type="string" office:string-value="E" calcext:value-type="string">
            <text:p>E</text:p>
          </table:table-cell>
          <table:table-cell office:value-type="string" calcext:value-type="string">
            <text:p>GAP1</text:p>
          </table:table-cell>
          <table:table-cell table:formula="of:=[.H8]&amp;&quot;_&quot;&amp;[.I8]&amp;&quot;_&quot;&amp;[.J8]" office:value-type="string" office:string-value="P_E_GAP1" calcext:value-type="string">
            <text:p>P_E_GAP1</text:p>
          </table:table-cell>
          <table:table-cell/>
          <table:table-cell table:style-name="ce3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+V_BPP1</text:p>
          </table:table-cell>
          <table:table-cell office:value-type="string" calcext:value-type="string">
            <text:p>+VBP1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+V_BPP1</text:p>
          </table:table-cell>
          <table:table-cell office:value-type="string" calcext:value-type="string">
            <text:p>+VBP1</text:p>
          </table:table-cell>
          <table:table-cell table:formula="of:=VLOOKUP([.B9];[NodeRegion.$B$1:.$C$15];2;0)" office:value-type="string" office:string-value="P" calcext:value-type="string">
            <text:p>P</text:p>
          </table:table-cell>
          <table:table-cell table:formula="of:=VLOOKUP([.E9];[NodeRegion.$B$1:.$C$15];2;0)" office:value-type="string" office:string-value="E" calcext:value-type="string">
            <text:p>E</text:p>
          </table:table-cell>
          <table:table-cell office:value-type="string" calcext:value-type="string">
            <text:p>+VBP1</text:p>
          </table:table-cell>
          <table:table-cell table:formula="of:=[.H9]&amp;&quot;_&quot;&amp;[.I9]&amp;&quot;_&quot;&amp;[.J9]" office:value-type="string" office:string-value="P_E_+VBP1" calcext:value-type="string">
            <text:p>P_E_+VBP1</text:p>
          </table:table-cell>
          <table:table-cell/>
          <table:table-cell table:style-name="ce4" office:value-type="string" calcext:value-type="string">
            <text:p>6P_AWG24</text:p>
          </table:table-cell>
          <table:table-cell table:style-name="ce7" office:value-type="string" calcext:value-type="string">
            <text:p><text:a xlink:href="https://www.tokopedia.com/s3-satriasecure/awg-kabel-6-jalur-bungkus-double-selongsong-bulat-isi-6-warna" xlink:type="simple">https://www.tokopedia.com/s3-satriasecure/awg-kabel-6-jalur-bungkus-double-selongsong-bulat-isi-6-warna</text:a>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BPP1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BPP1</text:p>
          </table:table-cell>
          <table:table-cell office:value-type="string" calcext:value-type="string">
            <text:p>BP1</text:p>
          </table:table-cell>
          <table:table-cell table:formula="of:=VLOOKUP([.B10];[NodeRegion.$B$1:.$C$15];2;0)" office:value-type="string" office:string-value="P" calcext:value-type="string">
            <text:p>P</text:p>
          </table:table-cell>
          <table:table-cell table:formula="of:=VLOOKUP([.E10];[NodeRegion.$B$1:.$C$15];2;0)" office:value-type="string" office:string-value="E" calcext:value-type="string">
            <text:p>E</text:p>
          </table:table-cell>
          <table:table-cell office:value-type="string" calcext:value-type="string">
            <text:p>BP1</text:p>
          </table:table-cell>
          <table:table-cell table:formula="of:=[.H10]&amp;&quot;_&quot;&amp;[.I10]&amp;&quot;_&quot;&amp;[.J10]" office:value-type="string" office:string-value="P_E_BP1" calcext:value-type="string">
            <text:p>P_E_BP1</text:p>
          </table:table-cell>
          <table:table-cell/>
          <table:table-cell table:style-name="ce4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GND_BPP1</text:p>
          </table:table-cell>
          <table:table-cell office:value-type="string" calcext:value-type="string">
            <text:p>GBP1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GND_BPP1</text:p>
          </table:table-cell>
          <table:table-cell office:value-type="string" calcext:value-type="string">
            <text:p>GBP1</text:p>
          </table:table-cell>
          <table:table-cell table:formula="of:=VLOOKUP([.B11];[NodeRegion.$B$1:.$C$15];2;0)" office:value-type="string" office:string-value="P" calcext:value-type="string">
            <text:p>P</text:p>
          </table:table-cell>
          <table:table-cell table:formula="of:=VLOOKUP([.E11];[NodeRegion.$B$1:.$C$15];2;0)" office:value-type="string" office:string-value="E" calcext:value-type="string">
            <text:p>E</text:p>
          </table:table-cell>
          <table:table-cell office:value-type="string" calcext:value-type="string">
            <text:p>GBP1</text:p>
          </table:table-cell>
          <table:table-cell table:formula="of:=[.H11]&amp;&quot;_&quot;&amp;[.I11]&amp;&quot;_&quot;&amp;[.J11]" office:value-type="string" office:string-value="P_E_GBP1" calcext:value-type="string">
            <text:p>P_E_GBP1</text:p>
          </table:table-cell>
          <table:table-cell/>
          <table:table-cell table:style-name="ce4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+V_BPP2</text:p>
          </table:table-cell>
          <table:table-cell office:value-type="string" calcext:value-type="string">
            <text:p>+VBP2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+V_BPP2</text:p>
          </table:table-cell>
          <table:table-cell office:value-type="string" calcext:value-type="string">
            <text:p>+VBP2</text:p>
          </table:table-cell>
          <table:table-cell table:formula="of:=VLOOKUP([.B12];[NodeRegion.$B$1:.$C$15];2;0)" office:value-type="string" office:string-value="P" calcext:value-type="string">
            <text:p>P</text:p>
          </table:table-cell>
          <table:table-cell table:formula="of:=VLOOKUP([.E12];[NodeRegion.$B$1:.$C$15];2;0)" office:value-type="string" office:string-value="E" calcext:value-type="string">
            <text:p>E</text:p>
          </table:table-cell>
          <table:table-cell office:value-type="string" calcext:value-type="string">
            <text:p>+VBP2</text:p>
          </table:table-cell>
          <table:table-cell table:formula="of:=[.H12]&amp;&quot;_&quot;&amp;[.I12]&amp;&quot;_&quot;&amp;[.J12]" office:value-type="string" office:string-value="P_E_+VBP2" calcext:value-type="string">
            <text:p>P_E_+VBP2</text:p>
          </table:table-cell>
          <table:table-cell/>
          <table:table-cell table:style-name="ce4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BPP2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BPP2</text:p>
          </table:table-cell>
          <table:table-cell office:value-type="string" calcext:value-type="string">
            <text:p>BP2</text:p>
          </table:table-cell>
          <table:table-cell table:formula="of:=VLOOKUP([.B13];[NodeRegion.$B$1:.$C$15];2;0)" office:value-type="string" office:string-value="P" calcext:value-type="string">
            <text:p>P</text:p>
          </table:table-cell>
          <table:table-cell table:formula="of:=VLOOKUP([.E13];[NodeRegion.$B$1:.$C$15];2;0)" office:value-type="string" office:string-value="E" calcext:value-type="string">
            <text:p>E</text:p>
          </table:table-cell>
          <table:table-cell office:value-type="string" calcext:value-type="string">
            <text:p>BP1</text:p>
          </table:table-cell>
          <table:table-cell table:formula="of:=[.H13]&amp;&quot;_&quot;&amp;[.I13]&amp;&quot;_&quot;&amp;[.J13]" office:value-type="string" office:string-value="P_E_BP1" calcext:value-type="string">
            <text:p>P_E_BP1</text:p>
          </table:table-cell>
          <table:table-cell/>
          <table:table-cell table:style-name="ce4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GND_BPP2</text:p>
          </table:table-cell>
          <table:table-cell office:value-type="string" calcext:value-type="string">
            <text:p>GBP2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GND_BPP2</text:p>
          </table:table-cell>
          <table:table-cell office:value-type="string" calcext:value-type="string">
            <text:p>GBP2</text:p>
          </table:table-cell>
          <table:table-cell table:formula="of:=VLOOKUP([.B14];[NodeRegion.$B$1:.$C$15];2;0)" office:value-type="string" office:string-value="P" calcext:value-type="string">
            <text:p>P</text:p>
          </table:table-cell>
          <table:table-cell table:formula="of:=VLOOKUP([.E14];[NodeRegion.$B$1:.$C$15];2;0)" office:value-type="string" office:string-value="E" calcext:value-type="string">
            <text:p>E</text:p>
          </table:table-cell>
          <table:table-cell office:value-type="string" calcext:value-type="string">
            <text:p>GBP1</text:p>
          </table:table-cell>
          <table:table-cell table:formula="of:=[.H14]&amp;&quot;_&quot;&amp;[.I14]&amp;&quot;_&quot;&amp;[.J14]" office:value-type="string" office:string-value="P_E_GBP1" calcext:value-type="string">
            <text:p>P_E_GBP1</text:p>
          </table:table-cell>
          <table:table-cell/>
          <table:table-cell table:style-name="ce4"/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BOTS_IN</text:p>
          </table:table-cell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Dashboard_SD_IN</text:p>
          </table:table-cell>
          <table:table-cell office:value-type="string" calcext:value-type="string">
            <text:p>D_SD_IN</text:p>
          </table:table-cell>
          <table:table-cell table:formula="of:=VLOOKUP([.B15];[NodeRegion.$B$1:.$C$15];2;0)" office:value-type="string" office:string-value="P" calcext:value-type="string">
            <text:p>P</text:p>
          </table:table-cell>
          <table:table-cell table:formula="of:=VLOOKUP([.E15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SD</text:p>
          </table:table-cell>
          <table:table-cell table:formula="of:=[.H15]&amp;&quot;_&quot;&amp;[.I15]&amp;&quot;_&quot;&amp;[.J15]" office:value-type="string" office:string-value="P_Ac_SD" calcext:value-type="string">
            <text:p>P_Ac_SD</text:p>
          </table:table-cell>
          <table:table-cell office:value-type="string" calcext:value-type="string">
            <text:p>SerialConnected</text:p>
          </table:table-cell>
          <table:table-cell table:style-name="ce5" office:value-type="string" calcext:value-type="string">
            <text:p>2p_AWG20</text:p>
          </table:table-cell>
          <table:table-cell table:style-name="ce7" office:value-type="string" calcext:value-type="string">
            <text:p><text:a xlink:href="https://www.tokopedia.com/selectronix/high-quality-kabel-2-x-20-awg-1-meter?trkid=f%3DCa0000L000P0W0S0Sh%2CCo0Po0Fr0Cb0_src%3Dsearch_page%3D1_ob%3D203_q%3Dkabel+awg_bmexp%3D39_po%3D31_catid%3D4271_bmexp%3D39&amp;whid=0" xlink:type="simple">https://www.tokopedia.com/selectronix/high-quality-kabel-2-x-20-awg-1-meter?trkid=f%3DCa0000L000P0W0S0Sh%2CCo0Po0Fr0Cb0_src%3Dsearch_page%3D1_ob%3D203_q%3Dkabel+awg_bmexp%3D39_po%3D31_catid%3D4271_bmexp%3D39&amp;whid=0</text:a> 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BOTS_OUT</text:p>
          </table:table-cell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Dashboard_SD_IN</text:p>
          </table:table-cell>
          <table:table-cell office:value-type="string" calcext:value-type="string">
            <text:p>D_SD_OUT</text:p>
          </table:table-cell>
          <table:table-cell table:formula="of:=VLOOKUP([.B16];[NodeRegion.$B$1:.$C$15];2;0)" office:value-type="string" office:string-value="P" calcext:value-type="string">
            <text:p>P</text:p>
          </table:table-cell>
          <table:table-cell table:formula="of:=VLOOKUP([.E16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SD</text:p>
          </table:table-cell>
          <table:table-cell table:formula="of:=[.H16]&amp;&quot;_&quot;&amp;[.I16]&amp;&quot;_&quot;&amp;[.J16]" office:value-type="string" office:string-value="P_Ac_SD" calcext:value-type="string">
            <text:p>P_Ac_SD</text:p>
          </table:table-cell>
          <table:table-cell office:value-type="string" calcext:value-type="string">
            <text:p>SerialConnected</text:p>
          </table:table-cell>
          <table:table-cell table:style-name="ce5"/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BRAKE_Switch_IN</text:p>
          </table:table-cell>
          <table:table-cell/>
          <table:table-cell office:value-type="string" calcext:value-type="string">
            <text:p>PDM</text:p>
          </table:table-cell>
          <table:table-cell table:number-columns-repeated="2"/>
          <table:table-cell table:formula="of:=VLOOKUP([.B17];[NodeRegion.$B$1:.$C$15];2;0)" office:value-type="string" office:string-value="P" calcext:value-type="string">
            <text:p>P</text:p>
          </table:table-cell>
          <table:table-cell table:formula="of:=VLOOKUP([.E17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BS</text:p>
          </table:table-cell>
          <table:table-cell table:formula="of:=[.H17]&amp;&quot;_&quot;&amp;[.I17]&amp;&quot;_&quot;&amp;[.J17]" office:value-type="string" office:string-value="P_PD_BS" calcext:value-type="string">
            <text:p>P_PD_BS</text:p>
          </table:table-cell>
          <table:table-cell/>
          <table:table-cell office:value-type="string" calcext:value-type="string">
            <text:p>2p_AWG20</text:p>
          </table:table-cell>
          <table:table-cell table:style-name="ce7" office:value-type="string" calcext:value-type="string">
            <text:p><text:a xlink:href="https://www.tokopedia.com/selectronix/high-quality-kabel-2-x-20-awg-1-meter?trkid=f%3DCa0000L000P0W0S0Sh%2CCo0Po0Fr0Cb0_src%3Dsearch_page%3D1_ob%3D203_q%3Dkabel+awg_bmexp%3D39_po%3D31_catid%3D4271_bmexp%3D39&amp;whid=0" xlink:type="simple">https://www.tokopedia.com/selectronix/high-quality-kabel-2-x-20-awg-1-meter?trkid=f%3DCa0000L000P0W0S0Sh%2CCo0Po0Fr0Cb0_src%3Dsearch_page%3D1_ob%3D203_q%3Dkabel+awg_bmexp%3D39_po%3D31_catid%3D4271_bmexp%3D39&amp;whid=0</text:a> 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BRAKE_Switch_OUT</text:p>
          </table:table-cell>
          <table:table-cell/>
          <table:table-cell office:value-type="string" calcext:value-type="string">
            <text:p>PDM</text:p>
          </table:table-cell>
          <table:table-cell table:number-columns-repeated="2"/>
          <table:table-cell table:formula="of:=VLOOKUP([.B18];[NodeRegion.$B$1:.$C$15];2;0)" office:value-type="string" office:string-value="P" calcext:value-type="string">
            <text:p>P</text:p>
          </table:table-cell>
          <table:table-cell table:formula="of:=VLOOKUP([.E18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BS</text:p>
          </table:table-cell>
          <table:table-cell table:formula="of:=[.H18]&amp;&quot;_&quot;&amp;[.I18]&amp;&quot;_&quot;&amp;[.J18]" office:value-type="string" office:string-value="P_PD_BS" calcext:value-type="string">
            <text:p>P_PD_BS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CAN_H</text:p>
          </table:table-cell>
          <table:table-cell/>
          <table:table-cell office:value-type="string" calcext:value-type="string">
            <text:p>ECU</text:p>
          </table:table-cell>
          <table:table-cell office:value-type="string" calcext:value-type="string">
            <text:p>CAN_H</text:p>
          </table:table-cell>
          <table:table-cell/>
          <table:table-cell table:formula="of:=VLOOKUP([.B19];[NodeRegion.$B$1:.$C$15];2;0)" office:value-type="string" office:string-value="D" calcext:value-type="string">
            <text:p>D</text:p>
          </table:table-cell>
          <table:table-cell table:formula="of:=VLOOKUP([.E19];[NodeRegion.$B$1:.$C$15];2;0)" office:value-type="string" office:string-value="E" calcext:value-type="string">
            <text:p>E</text:p>
          </table:table-cell>
          <table:table-cell office:value-type="string" calcext:value-type="string">
            <text:p>CANH</text:p>
          </table:table-cell>
          <table:table-cell table:formula="of:=[.H19]&amp;&quot;_&quot;&amp;[.I19]&amp;&quot;_&quot;&amp;[.J19]" office:value-type="string" office:string-value="D_E_CANH" calcext:value-type="string">
            <text:p>D_E_CANH</text:p>
          </table:table-cell>
          <table:table-cell office:value-type="string" calcext:value-type="string">
            <text:p>ParalelConnected</text:p>
          </table:table-cell>
          <table:table-cell table:style-name="ce5" office:value-type="string" calcext:value-type="string">
            <text:p>3p_AWG24</text:p>
          </table:table-cell>
          <table:table-cell table:style-name="ce8" office:value-type="string" calcext:value-type="string">
            <text:p><text:a xlink:href="https://www.tokopedia.com/s3-satriasecure/kabel-awg-24-3-jalur-double-bungkus-selongsong-awg24-bulat-isi-3-warna" xlink:type="simple">https://www.tokopedia.com/s3-satriasecure/kabel-awg-24-3-jalur-double-bungkus-selongsong-awg24-bulat-isi-3-warna</text:a>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CAN_L</text:p>
          </table:table-cell>
          <table:table-cell/>
          <table:table-cell office:value-type="string" calcext:value-type="string">
            <text:p>ECU</text:p>
          </table:table-cell>
          <table:table-cell office:value-type="string" calcext:value-type="string">
            <text:p>CAN_L</text:p>
          </table:table-cell>
          <table:table-cell/>
          <table:table-cell table:formula="of:=VLOOKUP([.B20];[NodeRegion.$B$1:.$C$15];2;0)" office:value-type="string" office:string-value="D" calcext:value-type="string">
            <text:p>D</text:p>
          </table:table-cell>
          <table:table-cell table:formula="of:=VLOOKUP([.E20];[NodeRegion.$B$1:.$C$15];2;0)" office:value-type="string" office:string-value="E" calcext:value-type="string">
            <text:p>E</text:p>
          </table:table-cell>
          <table:table-cell office:value-type="string" calcext:value-type="string">
            <text:p>CANL</text:p>
          </table:table-cell>
          <table:table-cell table:formula="of:=[.H20]&amp;&quot;_&quot;&amp;[.I20]&amp;&quot;_&quot;&amp;[.J20]" office:value-type="string" office:string-value="D_E_CANL" calcext:value-type="string">
            <text:p>D_E_CANL</text:p>
          </table:table-cell>
          <table:table-cell office:value-type="string" calcext:value-type="string">
            <text:p>ParalelConnected</text:p>
          </table:table-cell>
          <table:table-cell table:style-name="ce5"/>
          <table:table-cell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DriveMode_In</text:p>
          </table:table-cell>
          <table:table-cell office:value-type="string" calcext:value-type="string">
            <text:p>FD_IN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ForwardDigital_IN</text:p>
          </table:table-cell>
          <table:table-cell/>
          <table:table-cell table:formula="of:=VLOOKUP([.B21];[NodeRegion.$B$1:.$C$15];2;0)" office:value-type="string" office:string-value="D" calcext:value-type="string">
            <text:p>D</text:p>
          </table:table-cell>
          <table:table-cell table:formula="of:=VLOOKUP([.E21];[NodeRegion.$B$1:.$C$15];2;0)" office:value-type="string" office:string-value="MC" calcext:value-type="string">
            <text:p>MC</text:p>
          </table:table-cell>
          <table:table-cell office:value-type="string" calcext:value-type="string">
            <text:p>FD</text:p>
          </table:table-cell>
          <table:table-cell table:formula="of:=[.H21]&amp;&quot;_&quot;&amp;[.I21]&amp;&quot;_&quot;&amp;[.J21]" office:value-type="string" office:string-value="D_MC_FD" calcext:value-type="string">
            <text:p>D_MC_FD</text:p>
          </table:table-cell>
          <table:table-cell office:value-type="string" calcext:value-type="string">
            <text:p>SerialConnected</text:p>
          </table:table-cell>
          <table:table-cell office:value-type="string" calcext:value-type="string">
            <text:p>8P_AWG24</text:p>
          </table:table-cell>
          <table:table-cell table:style-name="ce8" office:value-type="string" calcext:value-type="string">
            <text:p><text:a xlink:href="https://www.tokopedia.com/s3-satriasecure/awg24-kabel-8-jalur-bungkus-double-selongsong-awg24-bulat-isi-8-warna" xlink:type="simple">https://www.tokopedia.com/s3-satriasecure/awg24-kabel-8-jalur-bungkus-double-selongsong-awg24-bulat-isi-8-warna</text:a>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DriveMode_Out</text:p>
          </table:table-cell>
          <table:table-cell office:value-type="string" calcext:value-type="string">
            <text:p>FD_OUT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ForwardDigital_OUT</text:p>
          </table:table-cell>
          <table:table-cell/>
          <table:table-cell table:formula="of:=VLOOKUP([.B22];[NodeRegion.$B$1:.$C$15];2;0)" office:value-type="string" office:string-value="D" calcext:value-type="string">
            <text:p>D</text:p>
          </table:table-cell>
          <table:table-cell table:formula="of:=VLOOKUP([.E22];[NodeRegion.$B$1:.$C$15];2;0)" office:value-type="string" office:string-value="MC" calcext:value-type="string">
            <text:p>MC</text:p>
          </table:table-cell>
          <table:table-cell office:value-type="string" calcext:value-type="string">
            <text:p>FD</text:p>
          </table:table-cell>
          <table:table-cell table:formula="of:=[.H22]&amp;&quot;_&quot;&amp;[.I22]&amp;&quot;_&quot;&amp;[.J22]" office:value-type="string" office:string-value="D_MC_FD" calcext:value-type="string">
            <text:p>D_MC_FD</text:p>
          </table:table-cell>
          <table:table-cell office:value-type="string" calcext:value-type="string">
            <text:p>SerialConnected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ReverseDigInput_IN</text:p>
          </table:table-cell>
          <table:table-cell office:value-type="string" calcext:value-type="string">
            <text:p>RD_IN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ReverseDigInput_IN</text:p>
          </table:table-cell>
          <table:table-cell office:value-type="string" calcext:value-type="string">
            <text:p>RD_IN</text:p>
          </table:table-cell>
          <table:table-cell table:formula="of:=VLOOKUP([.B23];[NodeRegion.$B$1:.$C$15];2;0)" office:value-type="string" office:string-value="D" calcext:value-type="string">
            <text:p>D</text:p>
          </table:table-cell>
          <table:table-cell table:formula="of:=VLOOKUP([.E23];[NodeRegion.$B$1:.$C$15];2;0)" office:value-type="string" office:string-value="MC" calcext:value-type="string">
            <text:p>MC</text:p>
          </table:table-cell>
          <table:table-cell office:value-type="string" calcext:value-type="string">
            <text:p>RD</text:p>
          </table:table-cell>
          <table:table-cell table:formula="of:=[.H23]&amp;&quot;_&quot;&amp;[.I23]&amp;&quot;_&quot;&amp;[.J23]" office:value-type="string" office:string-value="D_MC_RD" calcext:value-type="string">
            <text:p>D_MC_RD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ReverseDigInput_OUT</text:p>
          </table:table-cell>
          <table:table-cell office:value-type="string" calcext:value-type="string">
            <text:p>RD_OUT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ReverseDigInput_OUT</text:p>
          </table:table-cell>
          <table:table-cell office:value-type="string" calcext:value-type="string">
            <text:p>RD_OUT</text:p>
          </table:table-cell>
          <table:table-cell table:formula="of:=VLOOKUP([.B24];[NodeRegion.$B$1:.$C$15];2;0)" office:value-type="string" office:string-value="D" calcext:value-type="string">
            <text:p>D</text:p>
          </table:table-cell>
          <table:table-cell table:formula="of:=VLOOKUP([.E24];[NodeRegion.$B$1:.$C$15];2;0)" office:value-type="string" office:string-value="MC" calcext:value-type="string">
            <text:p>MC</text:p>
          </table:table-cell>
          <table:table-cell office:value-type="string" calcext:value-type="string">
            <text:p>RD</text:p>
          </table:table-cell>
          <table:table-cell table:formula="of:=[.H24]&amp;&quot;_&quot;&amp;[.I24]&amp;&quot;_&quot;&amp;[.J24]" office:value-type="string" office:string-value="D_MC_RD" calcext:value-type="string">
            <text:p>D_MC_RD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MotorCAN_H</text:p>
          </table:table-cell>
          <table:table-cell office:value-type="string" calcext:value-type="string">
            <text:p>MCAN_H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MotorCAN_H</text:p>
          </table:table-cell>
          <table:table-cell office:value-type="string" calcext:value-type="string">
            <text:p>MCAN_H</text:p>
          </table:table-cell>
          <table:table-cell table:formula="of:=VLOOKUP([.B25];[NodeRegion.$B$1:.$C$15];2;0)" office:value-type="string" office:string-value="D" calcext:value-type="string">
            <text:p>D</text:p>
          </table:table-cell>
          <table:table-cell table:formula="of:=VLOOKUP([.E25];[NodeRegion.$B$1:.$C$15];2;0)" office:value-type="string" office:string-value="MC" calcext:value-type="string">
            <text:p>MC</text:p>
          </table:table-cell>
          <table:table-cell office:value-type="string" calcext:value-type="string">
            <text:p>MCAN_H</text:p>
          </table:table-cell>
          <table:table-cell table:formula="of:=[.H25]&amp;&quot;_&quot;&amp;[.I25]&amp;&quot;_&quot;&amp;[.J25]" office:value-type="string" office:string-value="D_MC_MCAN_H" calcext:value-type="string">
            <text:p>D_MC_MCAN_H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MotorCAN_L</text:p>
          </table:table-cell>
          <table:table-cell office:value-type="string" calcext:value-type="string">
            <text:p>MCAN_L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MotorCAN_L</text:p>
          </table:table-cell>
          <table:table-cell office:value-type="string" calcext:value-type="string">
            <text:p>MCAN_L</text:p>
          </table:table-cell>
          <table:table-cell table:formula="of:=VLOOKUP([.B26];[NodeRegion.$B$1:.$C$15];2;0)" office:value-type="string" office:string-value="D" calcext:value-type="string">
            <text:p>D</text:p>
          </table:table-cell>
          <table:table-cell table:formula="of:=VLOOKUP([.E26];[NodeRegion.$B$1:.$C$15];2;0)" office:value-type="string" office:string-value="MC" calcext:value-type="string">
            <text:p>MC</text:p>
          </table:table-cell>
          <table:table-cell office:value-type="string" calcext:value-type="string">
            <text:p>MCAN_L</text:p>
          </table:table-cell>
          <table:table-cell table:formula="of:=[.H26]&amp;&quot;_&quot;&amp;[.I26]&amp;&quot;_&quot;&amp;[.J26]" office:value-type="string" office:string-value="D_MC_MCAN_L" calcext:value-type="string">
            <text:p>D_MC_MCAN_L</text:p>
          </table:table-cell>
          <table:table-cell table:number-columns-repeated="3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VDB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27];[NodeRegion.$B$1:.$C$15];2;0)" office:value-type="string" office:string-value="D" calcext:value-type="string">
            <text:p>D</text:p>
          </table:table-cell>
          <table:table-cell table:formula="of:=VLOOKUP([.E27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VDB</text:p>
          </table:table-cell>
          <table:table-cell table:formula="of:=[.H27]&amp;&quot;_&quot;&amp;[.I27]&amp;&quot;_&quot;&amp;[.J27]" office:value-type="string" office:string-value="D_PD_VDB" calcext:value-type="string">
            <text:p>D_PD_VDB</text:p>
          </table:table-cell>
          <table:table-cell/>
          <table:table-cell table:style-name="ce5" office:value-type="string" calcext:value-type="string">
            <text:p>2p_AWG20</text:p>
          </table:table-cell>
          <table:table-cell table:style-name="ce7" office:value-type="string" calcext:value-type="string">
            <text:p><text:a xlink:href="https://www.tokopedia.com/selectronix/high-quality-kabel-2-x-20-awg-1-meter?trkid=f%3DCa0000L000P0W0S0Sh%2CCo0Po0Fr0Cb0_src%3Dsearch_page%3D1_ob%3D203_q%3Dkabel+awg_bmexp%3D39_po%3D31_catid%3D4271_bmexp%3D39&amp;whid=0" xlink:type="simple">https://www.tokopedia.com/selectronix/high-quality-kabel-2-x-20-awg-1-meter?trkid=f%3DCa0000L000P0W0S0Sh%2CCo0Po0Fr0Cb0_src%3Dsearch_page%3D1_ob%3D203_q%3Dkabel+awg_bmexp%3D39_po%3D31_catid%3D4271_bmexp%3D39&amp;whid=0</text:a>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DB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28];[NodeRegion.$B$1:.$C$15];2;0)" office:value-type="string" office:string-value="D" calcext:value-type="string">
            <text:p>D</text:p>
          </table:table-cell>
          <table:table-cell table:formula="of:=VLOOKUP([.E28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GDB</text:p>
          </table:table-cell>
          <table:table-cell table:formula="of:=[.H28]&amp;&quot;_&quot;&amp;[.I28]&amp;&quot;_&quot;&amp;[.J28]" office:value-type="string" office:string-value="D_PD_GDB" calcext:value-type="string">
            <text:p>D_PD_GDB</text:p>
          </table:table-cell>
          <table:table-cell/>
          <table:table-cell table:style-name="ce5"/>
          <table:table-cell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BMS_Indicator</text:p>
          </table:table-cell>
          <table:table-cell office:value-type="string" calcext:value-type="string">
            <text:p>BMSIN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BMS_Indicator</text:p>
          </table:table-cell>
          <table:table-cell office:value-type="string" calcext:value-type="string">
            <text:p>BMSIN</text:p>
          </table:table-cell>
          <table:table-cell table:formula="of:=VLOOKUP([.B29];[NodeRegion.$B$1:.$C$15];2;0)" office:value-type="string" office:string-value="D" calcext:value-type="string">
            <text:p>D</text:p>
          </table:table-cell>
          <table:table-cell table:formula="of:=VLOOKUP([.E29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BMSIN</text:p>
          </table:table-cell>
          <table:table-cell table:formula="of:=[.H29]&amp;&quot;_&quot;&amp;[.I29]&amp;&quot;_&quot;&amp;[.J29]" office:value-type="string" office:string-value="D_Ac_BMSIN" calcext:value-type="string">
            <text:p>D_Ac_BMSIN</text:p>
          </table:table-cell>
          <table:table-cell/>
          <table:table-cell office:value-type="string" calcext:value-type="string">
            <text:p>4p_AWG24</text:p>
          </table:table-cell>
          <table:table-cell table:style-name="ce8" office:value-type="string" calcext:value-type="string">
            <text:p><text:a xlink:href="https://www.tokopedia.com/s3-satriasecure/kabel-awg-24-4-jalur-double-bungkus-selongsong-awg24-bulat-isi-4-warna" xlink:type="simple">https://www.tokopedia.com/s3-satriasecure/kabel-awg-24-4-jalur-double-bungkus-selongsong-awg24-bulat-isi-4-warna</text:a> 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IMD_Indicator</text:p>
          </table:table-cell>
          <table:table-cell office:value-type="string" calcext:value-type="string">
            <text:p>IMDIN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IMD_Indicator</text:p>
          </table:table-cell>
          <table:table-cell office:value-type="string" calcext:value-type="string">
            <text:p>IMDIN</text:p>
          </table:table-cell>
          <table:table-cell table:formula="of:=VLOOKUP([.B30];[NodeRegion.$B$1:.$C$15];2;0)" office:value-type="string" office:string-value="D" calcext:value-type="string">
            <text:p>D</text:p>
          </table:table-cell>
          <table:table-cell table:formula="of:=VLOOKUP([.E30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IMDIN</text:p>
          </table:table-cell>
          <table:table-cell table:formula="of:=[.H30]&amp;&quot;_&quot;&amp;[.I30]&amp;&quot;_&quot;&amp;[.J30]" office:value-type="string" office:string-value="D_Ac_IMDIN" calcext:value-type="string">
            <text:p>D_Ac_IMDIN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GND_Indicator</text:p>
          </table:table-cell>
          <table:table-cell office:value-type="string" calcext:value-type="string">
            <text:p>GNDIN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GND_Indicator</text:p>
          </table:table-cell>
          <table:table-cell office:value-type="string" calcext:value-type="string">
            <text:p>GNDIN</text:p>
          </table:table-cell>
          <table:table-cell table:formula="of:=VLOOKUP([.B31];[NodeRegion.$B$1:.$C$15];2;0)" office:value-type="string" office:string-value="D" calcext:value-type="string">
            <text:p>D</text:p>
          </table:table-cell>
          <table:table-cell table:formula="of:=VLOOKUP([.E31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GNDIN</text:p>
          </table:table-cell>
          <table:table-cell table:formula="of:=[.H31]&amp;&quot;_&quot;&amp;[.I31]&amp;&quot;_&quot;&amp;[.J31]" office:value-type="string" office:string-value="D_Ac_GNDIN" calcext:value-type="string">
            <text:p>D_Ac_GNDIN</text:p>
          </table:table-cell>
          <table:table-cell table:number-columns-repeated="3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MotorControllerIgnition_IN</text:p>
          </table:table-cell>
          <table:table-cell office:value-type="string" calcext:value-type="string">
            <text:p>MCIG_IN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GND_Ignition</text:p>
          </table:table-cell>
          <table:table-cell office:value-type="string" calcext:value-type="string">
            <text:p>MCIG_IN</text:p>
          </table:table-cell>
          <table:table-cell table:formula="of:=VLOOKUP([.B32];[NodeRegion.$B$1:.$C$15];2;0)" office:value-type="string" office:string-value="D" calcext:value-type="string">
            <text:p>D</text:p>
          </table:table-cell>
          <table:table-cell table:formula="of:=VLOOKUP([.E32];[NodeRegion.$B$1:.$C$15];2;0)" office:value-type="string" office:string-value="MC" calcext:value-type="string">
            <text:p>MC</text:p>
          </table:table-cell>
          <table:table-cell office:value-type="string" calcext:value-type="string">
            <text:p>MCIG_IN</text:p>
          </table:table-cell>
          <table:table-cell table:formula="of:=[.H32]&amp;&quot;_&quot;&amp;[.I32]&amp;&quot;_&quot;&amp;[.J32]" office:value-type="string" office:string-value="D_MC_MCIG_IN" calcext:value-type="string">
            <text:p>D_MC_MCIG_IN</text:p>
          </table:table-cell>
          <table:table-cell office:value-type="string" calcext:value-type="string">
            <text:p>SerialConnected</text:p>
          </table:table-cell>
          <table:table-cell table:style-name="ce5" office:value-type="string" calcext:value-type="string">
            <text:p>2p_AWG20</text:p>
          </table:table-cell>
          <table:table-cell table:style-name="ce7" office:value-type="string" calcext:value-type="string">
            <text:p><text:a xlink:href="https://www.tokopedia.com/selectronix/high-quality-kabel-2-x-20-awg-1-meter?trkid=f%3DCa0000L000P0W0S0Sh%2CCo0Po0Fr0Cb0_src%3Dsearch_page%3D1_ob%3D203_q%3Dkabel+awg_bmexp%3D39_po%3D31_catid%3D4271_bmexp%3D39&amp;whid=0" xlink:type="simple">https://www.tokopedia.com/selectronix/high-quality-kabel-2-x-20-awg-1-meter?trkid=f%3DCa0000L000P0W0S0Sh%2CCo0Po0Fr0Cb0_src%3Dsearch_page%3D1_ob%3D203_q%3Dkabel+awg_bmexp%3D39_po%3D31_catid%3D4271_bmexp%3D39&amp;whid=0</text:a> 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MotorControllerIgnition_OUT</text:p>
          </table:table-cell>
          <table:table-cell office:value-type="string" calcext:value-type="string">
            <text:p>MCIG_OUT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MCIG_OUT</text:p>
          </table:table-cell>
          <table:table-cell table:formula="of:=VLOOKUP([.B33];[NodeRegion.$B$1:.$C$15];2;0)" office:value-type="string" office:string-value="D" calcext:value-type="string">
            <text:p>D</text:p>
          </table:table-cell>
          <table:table-cell table:formula="of:=VLOOKUP([.E33];[NodeRegion.$B$1:.$C$15];2;0)" office:value-type="string" office:string-value="MC" calcext:value-type="string">
            <text:p>MC</text:p>
          </table:table-cell>
          <table:table-cell office:value-type="string" calcext:value-type="string">
            <text:p>MCIG_OUT</text:p>
          </table:table-cell>
          <table:table-cell table:formula="of:=[.H33]&amp;&quot;_&quot;&amp;[.I33]&amp;&quot;_&quot;&amp;[.J33]" office:value-type="string" office:string-value="D_MC_MCIG_OUT" calcext:value-type="string">
            <text:p>D_MC_MCIG_OUT</text:p>
          </table:table-cell>
          <table:table-cell office:value-type="string" calcext:value-type="string">
            <text:p>SerialConnected</text:p>
          </table:table-cell>
          <table:table-cell table:style-name="ce5"/>
          <table:table-cell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hutdown_Dashboard_IN</text:p>
          </table:table-cell>
          <table:table-cell office:value-type="string" calcext:value-type="string">
            <text:p>SD_DB_IN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Shutdown_Dashboard_IN</text:p>
          </table:table-cell>
          <table:table-cell office:value-type="string" calcext:value-type="string">
            <text:p>SD_DB_IN</text:p>
          </table:table-cell>
          <table:table-cell table:formula="of:=VLOOKUP([.B34];[NodeRegion.$B$1:.$C$15];2;0)" office:value-type="string" office:string-value="D" calcext:value-type="string">
            <text:p>D</text:p>
          </table:table-cell>
          <table:table-cell table:formula="of:=VLOOKUP([.E34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SD_DB_IN</text:p>
          </table:table-cell>
          <table:table-cell table:formula="of:=[.H34]&amp;&quot;_&quot;&amp;[.I34]&amp;&quot;_&quot;&amp;[.J34]" office:value-type="string" office:string-value="D_Ac_SD_DB_IN" calcext:value-type="string">
            <text:p>D_Ac_SD_DB_IN</text:p>
          </table:table-cell>
          <table:table-cell/>
          <table:table-cell office:value-type="string" calcext:value-type="string">
            <text:p>2p_AWG20</text:p>
          </table:table-cell>
          <table:table-cell table:style-name="ce7" office:value-type="string" calcext:value-type="string">
            <text:p><text:a xlink:href="https://www.tokopedia.com/selectronix/high-quality-kabel-2-x-20-awg-1-meter?trkid=f%3DCa0000L000P0W0S0Sh%2CCo0Po0Fr0Cb0_src%3Dsearch_page%3D1_ob%3D203_q%3Dkabel+awg_bmexp%3D39_po%3D31_catid%3D4271_bmexp%3D39&amp;whid=0" xlink:type="simple">https://www.tokopedia.com/selectronix/high-quality-kabel-2-x-20-awg-1-meter?trkid=f%3DCa0000L000P0W0S0Sh%2CCo0Po0Fr0Cb0_src%3Dsearch_page%3D1_ob%3D203_q%3Dkabel+awg_bmexp%3D39_po%3D31_catid%3D4271_bmexp%3D39&amp;whid=0</text:a> 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hutdown_Dashboard_OUT</text:p>
          </table:table-cell>
          <table:table-cell office:value-type="string" calcext:value-type="string">
            <text:p>SD_DB_OUT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Shutdown_Dashboard_OUT</text:p>
          </table:table-cell>
          <table:table-cell office:value-type="string" calcext:value-type="string">
            <text:p>SD_DB_OUT</text:p>
          </table:table-cell>
          <table:table-cell table:formula="of:=VLOOKUP([.B35];[NodeRegion.$B$1:.$C$15];2;0)" office:value-type="string" office:string-value="D" calcext:value-type="string">
            <text:p>D</text:p>
          </table:table-cell>
          <table:table-cell table:formula="of:=VLOOKUP([.E35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SD_DB_OUT</text:p>
          </table:table-cell>
          <table:table-cell table:formula="of:=[.H35]&amp;&quot;_&quot;&amp;[.I35]&amp;&quot;_&quot;&amp;[.J35]" office:value-type="string" office:string-value="D_Ac_SD_DB_OUT" calcext:value-type="string">
            <text:p>D_Ac_SD_DB_OUT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VECU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36];[NodeRegion.$B$1:.$C$15];2;0)" office:value-type="string" office:string-value="E" calcext:value-type="string">
            <text:p>E</text:p>
          </table:table-cell>
          <table:table-cell table:formula="of:=VLOOKUP([.E36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VECU</text:p>
          </table:table-cell>
          <table:table-cell table:formula="of:=[.H36]&amp;&quot;_&quot;&amp;[.I36]&amp;&quot;_&quot;&amp;[.J36]" office:value-type="string" office:string-value="E_PD_VECU" calcext:value-type="string">
            <text:p>E_PD_VECU</text:p>
          </table:table-cell>
          <table:table-cell/>
          <table:table-cell table:style-name="ce5"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ECU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37];[NodeRegion.$B$1:.$C$15];2;0)" office:value-type="string" office:string-value="E" calcext:value-type="string">
            <text:p>E</text:p>
          </table:table-cell>
          <table:table-cell table:formula="of:=VLOOKUP([.E37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GECU</text:p>
          </table:table-cell>
          <table:table-cell table:formula="of:=[.H37]&amp;&quot;_&quot;&amp;[.I37]&amp;&quot;_&quot;&amp;[.J37]" office:value-type="string" office:string-value="E_PD_GECU" calcext:value-type="string">
            <text:p>E_PD_GECU</text:p>
          </table:table-cell>
          <table:table-cell/>
          <table:table-cell table:style-name="ce5"/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otorControllerIgnition_IN</text:p>
          </table:table-cell>
          <table:table-cell office:value-type="string" calcext:value-type="string">
            <text:p>MCIG_IN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GND_Ignition</text:p>
          </table:table-cell>
          <table:table-cell/>
          <table:table-cell table:formula="of:=VLOOKUP([.B38];[NodeRegion.$B$1:.$C$15];2;0)" office:value-type="string" office:string-value="E" calcext:value-type="string">
            <text:p>E</text:p>
          </table:table-cell>
          <table:table-cell table:formula="of:=VLOOKUP([.E38];[NodeRegion.$B$1:.$C$15];2;0)" office:value-type="string" office:string-value="MC" calcext:value-type="string">
            <text:p>MC</text:p>
          </table:table-cell>
          <table:table-cell office:value-type="string" calcext:value-type="string">
            <text:p>MCIG_IN</text:p>
          </table:table-cell>
          <table:table-cell table:formula="of:=[.H38]&amp;&quot;_&quot;&amp;[.I38]&amp;&quot;_&quot;&amp;[.J38]" office:value-type="string" office:string-value="E_MC_MCIG_IN" calcext:value-type="string">
            <text:p>E_MC_MCIG_IN</text:p>
          </table:table-cell>
          <table:table-cell office:value-type="string" calcext:value-type="string">
            <text:p>SerialConnected</text:p>
          </table:table-cell>
          <table:table-cell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otorControllerIgnition_OUT</text:p>
          </table:table-cell>
          <table:table-cell office:value-type="string" calcext:value-type="string">
            <text:p>MCIG_OUT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Ignition</text:p>
          </table:table-cell>
          <table:table-cell/>
          <table:table-cell table:formula="of:=VLOOKUP([.B39];[NodeRegion.$B$1:.$C$15];2;0)" office:value-type="string" office:string-value="E" calcext:value-type="string">
            <text:p>E</text:p>
          </table:table-cell>
          <table:table-cell table:formula="of:=VLOOKUP([.E39];[NodeRegion.$B$1:.$C$15];2;0)" office:value-type="string" office:string-value="MC" calcext:value-type="string">
            <text:p>MC</text:p>
          </table:table-cell>
          <table:table-cell office:value-type="string" calcext:value-type="string">
            <text:p>MCIG_OUT</text:p>
          </table:table-cell>
          <table:table-cell table:formula="of:=[.H39]&amp;&quot;_&quot;&amp;[.I39]&amp;&quot;_&quot;&amp;[.J39]" office:value-type="string" office:string-value="E_MC_MCIG_OUT" calcext:value-type="string">
            <text:p>E_MC_MCIG_OUT</text:p>
          </table:table-cell>
          <table:table-cell office:value-type="string" calcext:value-type="string">
            <text:p>SerialConnected</text:p>
          </table:table-cell>
          <table:table-cell table:number-columns-repeated="2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Vthrottle_MotorController</text:p>
          </table:table-cell>
          <table:table-cell office:value-type="string" calcext:value-type="string">
            <text:p>VTMC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ThrottleVCCOut</text:p>
          </table:table-cell>
          <table:table-cell/>
          <table:table-cell table:formula="of:=VLOOKUP([.B40];[NodeRegion.$B$1:.$C$15];2;0)" office:value-type="string" office:string-value="E" calcext:value-type="string">
            <text:p>E</text:p>
          </table:table-cell>
          <table:table-cell table:formula="of:=VLOOKUP([.E40];[NodeRegion.$B$1:.$C$15];2;0)" office:value-type="string" office:string-value="MC" calcext:value-type="string">
            <text:p>MC</text:p>
          </table:table-cell>
          <table:table-cell office:value-type="string" calcext:value-type="string">
            <text:p>VTMC</text:p>
          </table:table-cell>
          <table:table-cell table:formula="of:=[.H40]&amp;&quot;_&quot;&amp;[.I40]&amp;&quot;_&quot;&amp;[.J40]" office:value-type="string" office:string-value="E_MC_VTMC" calcext:value-type="string">
            <text:p>E_MC_VTMC</text:p>
          </table:table-cell>
          <table:table-cell/>
          <table:table-cell table:style-name="ce5" office:value-type="string" calcext:value-type="string">
            <text:p>3p_AWG24</text:p>
          </table:table-cell>
          <table:table-cell table:style-name="ce8" office:value-type="string" calcext:value-type="string">
            <text:p><text:a xlink:href="https://www.tokopedia.com/s3-satriasecure/kabel-awg-24-3-jalur-double-bungkus-selongsong-awg24-bulat-isi-3-warna" xlink:type="simple">https://www.tokopedia.com/s3-satriasecure/kabel-awg-24-3-jalur-double-bungkus-selongsong-awg24-bulat-isi-3-warna</text:a> 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SignalThrottle_MotorController</text:p>
          </table:table-cell>
          <table:table-cell office:value-type="string" calcext:value-type="string">
            <text:p>STMC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ThrottleInput</text:p>
          </table:table-cell>
          <table:table-cell/>
          <table:table-cell table:formula="of:=VLOOKUP([.B41];[NodeRegion.$B$1:.$C$15];2;0)" office:value-type="string" office:string-value="E" calcext:value-type="string">
            <text:p>E</text:p>
          </table:table-cell>
          <table:table-cell table:formula="of:=VLOOKUP([.E41];[NodeRegion.$B$1:.$C$15];2;0)" office:value-type="string" office:string-value="MC" calcext:value-type="string">
            <text:p>MC</text:p>
          </table:table-cell>
          <table:table-cell office:value-type="string" calcext:value-type="string">
            <text:p>STMC</text:p>
          </table:table-cell>
          <table:table-cell table:formula="of:=[.H41]&amp;&quot;_&quot;&amp;[.I41]&amp;&quot;_&quot;&amp;[.J41]" office:value-type="string" office:string-value="E_MC_STMC" calcext:value-type="string">
            <text:p>E_MC_STMC</text:p>
          </table:table-cell>
          <table:table-cell/>
          <table:table-cell table:style-name="ce5"/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GNDThrottle_MotorController</text:p>
          </table:table-cell>
          <table:table-cell office:value-type="string" calcext:value-type="string">
            <text:p>GTMC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GND_Ignition</text:p>
          </table:table-cell>
          <table:table-cell/>
          <table:table-cell table:formula="of:=VLOOKUP([.B42];[NodeRegion.$B$1:.$C$15];2;0)" office:value-type="string" office:string-value="E" calcext:value-type="string">
            <text:p>E</text:p>
          </table:table-cell>
          <table:table-cell table:formula="of:=VLOOKUP([.E42];[NodeRegion.$B$1:.$C$15];2;0)" office:value-type="string" office:string-value="MC" calcext:value-type="string">
            <text:p>MC</text:p>
          </table:table-cell>
          <table:table-cell office:value-type="string" calcext:value-type="string">
            <text:p>GTMC</text:p>
          </table:table-cell>
          <table:table-cell table:formula="of:=[.H42]&amp;&quot;_&quot;&amp;[.I42]&amp;&quot;_&quot;&amp;[.J42]" office:value-type="string" office:string-value="E_MC_GTMC" calcext:value-type="string">
            <text:p>E_MC_GTMC</text:p>
          </table:table-cell>
          <table:table-cell office:value-type="string" calcext:value-type="string">
            <text:p>ParallelConnected</text:p>
          </table:table-cell>
          <table:table-cell table:style-name="ce5"/>
          <table:table-cell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Vbrak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V brakeSensor</text:p>
          </table:table-cell>
          <table:table-cell/>
          <table:table-cell table:formula="of:=VLOOKUP([.B43];[NodeRegion.$B$1:.$C$15];2;0)" office:value-type="string" office:string-value="E" calcext:value-type="string">
            <text:p>E</text:p>
          </table:table-cell>
          <table:table-cell table:formula="of:=VLOOKUP([.E43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VB</text:p>
          </table:table-cell>
          <table:table-cell table:formula="of:=[.H43]&amp;&quot;_&quot;&amp;[.I43]&amp;&quot;_&quot;&amp;[.J43]" office:value-type="string" office:string-value="E_Ac_VB" calcext:value-type="string">
            <text:p>E_Ac_VB</text:p>
          </table:table-cell>
          <table:table-cell/>
          <table:table-cell office:value-type="string" calcext:value-type="string">
            <text:p>3p_AWG24</text:p>
          </table:table-cell>
          <table:table-cell table:style-name="ce8" office:value-type="string" calcext:value-type="string">
            <text:p><text:a xlink:href="https://www.tokopedia.com/s3-satriasecure/kabel-awg-24-3-jalur-double-bungkus-selongsong-awg24-bulat-isi-3-warna" xlink:type="simple">https://www.tokopedia.com/s3-satriasecure/kabel-awg-24-3-jalur-double-bungkus-selongsong-awg24-bulat-isi-3-warna</text:a> 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Sbrak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S_brakeSensor</text:p>
          </table:table-cell>
          <table:table-cell/>
          <table:table-cell table:formula="of:=VLOOKUP([.B44];[NodeRegion.$B$1:.$C$15];2;0)" office:value-type="string" office:string-value="E" calcext:value-type="string">
            <text:p>E</text:p>
          </table:table-cell>
          <table:table-cell table:formula="of:=VLOOKUP([.E44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SB</text:p>
          </table:table-cell>
          <table:table-cell table:formula="of:=[.H44]&amp;&quot;_&quot;&amp;[.I44]&amp;&quot;_&quot;&amp;[.J44]" office:value-type="string" office:string-value="E_Ac_SB" calcext:value-type="string">
            <text:p>E_Ac_SB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Gbrak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G_BrakeSensor</text:p>
          </table:table-cell>
          <table:table-cell/>
          <table:table-cell table:formula="of:=VLOOKUP([.B45];[NodeRegion.$B$1:.$C$15];2;0)" office:value-type="string" office:string-value="E" calcext:value-type="string">
            <text:p>E</text:p>
          </table:table-cell>
          <table:table-cell table:formula="of:=VLOOKUP([.E45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GB</text:p>
          </table:table-cell>
          <table:table-cell table:formula="of:=[.H45]&amp;&quot;_&quot;&amp;[.I45]&amp;&quot;_&quot;&amp;[.J45]" office:value-type="string" office:string-value="E_Ac_GB" calcext:value-type="string">
            <text:p>E_Ac_GB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AlwaysOnPower%PowerOnSignal</text:p>
          </table:table-cell>
          <table:table-cell office:value-type="string" calcext:value-type="string">
            <text:p>VBMS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46];[NodeRegion.$B$1:.$C$15];2;0)" office:value-type="string" office:string-value="B" calcext:value-type="string">
            <text:p>B</text:p>
          </table:table-cell>
          <table:table-cell table:formula="of:=VLOOKUP([.E46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VBMS</text:p>
          </table:table-cell>
          <table:table-cell table:formula="of:=[.H46]&amp;&quot;_&quot;&amp;[.I46]&amp;&quot;_&quot;&amp;[.J46]" office:value-type="string" office:string-value="B_PD_VBMS" calcext:value-type="string">
            <text:p>B_PD_VBMS</text:p>
          </table:table-cell>
          <table:table-cell/>
          <table:table-cell table:style-name="ce5"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BMS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47];[NodeRegion.$B$1:.$C$15];2;0)" office:value-type="string" office:string-value="B" calcext:value-type="string">
            <text:p>B</text:p>
          </table:table-cell>
          <table:table-cell table:formula="of:=VLOOKUP([.E47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GBMS</text:p>
          </table:table-cell>
          <table:table-cell table:formula="of:=[.H47]&amp;&quot;_&quot;&amp;[.I47]&amp;&quot;_&quot;&amp;[.J47]" office:value-type="string" office:string-value="B_PD_GBMS" calcext:value-type="string">
            <text:p>B_PD_GBMS</text:p>
          </table:table-cell>
          <table:table-cell/>
          <table:table-cell table:style-name="ce5"/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MS</text:p>
          </table:table-cell>
          <table:table-cell table:number-columns-repeated="2" office:value-type="string" calcext:value-type="string">
            <text:p>CANH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CAN_H</text:p>
          </table:table-cell>
          <table:table-cell/>
          <table:table-cell table:formula="of:=VLOOKUP([.B48];[NodeRegion.$B$1:.$C$15];2;0)" office:value-type="string" office:string-value="B" calcext:value-type="string">
            <text:p>B</text:p>
          </table:table-cell>
          <table:table-cell table:formula="of:=VLOOKUP([.E48];[NodeRegion.$B$1:.$C$15];2;0)" office:value-type="string" office:string-value="E" calcext:value-type="string">
            <text:p>E</text:p>
          </table:table-cell>
          <table:table-cell office:value-type="string" calcext:value-type="string">
            <text:p>CANH</text:p>
          </table:table-cell>
          <table:table-cell table:formula="of:=[.H48]&amp;&quot;_&quot;&amp;[.I48]&amp;&quot;_&quot;&amp;[.J48]" office:value-type="string" office:string-value="B_E_CANH" calcext:value-type="string">
            <text:p>B_E_CANH</text:p>
          </table:table-cell>
          <table:table-cell/>
          <table:table-cell office:value-type="string" calcext:value-type="string">
            <text:p>3p_AWG24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MS</text:p>
          </table:table-cell>
          <table:table-cell table:number-columns-repeated="2" office:value-type="string" calcext:value-type="string">
            <text:p>CANL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CAN_L</text:p>
          </table:table-cell>
          <table:table-cell/>
          <table:table-cell table:formula="of:=VLOOKUP([.B49];[NodeRegion.$B$1:.$C$15];2;0)" office:value-type="string" office:string-value="B" calcext:value-type="string">
            <text:p>B</text:p>
          </table:table-cell>
          <table:table-cell table:formula="of:=VLOOKUP([.E49];[NodeRegion.$B$1:.$C$15];2;0)" office:value-type="string" office:string-value="E" calcext:value-type="string">
            <text:p>E</text:p>
          </table:table-cell>
          <table:table-cell office:value-type="string" calcext:value-type="string">
            <text:p>CANL</text:p>
          </table:table-cell>
          <table:table-cell table:formula="of:=[.H49]&amp;&quot;_&quot;&amp;[.I49]&amp;&quot;_&quot;&amp;[.J49]" office:value-type="string" office:string-value="B_E_CANL" calcext:value-type="string">
            <text:p>B_E_CANL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MultiPurposeInput</text:p>
          </table:table-cell>
          <table:table-cell office:value-type="string" calcext:value-type="string">
            <text:p>BMPI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BMS_MultiPurposeInput</text:p>
          </table:table-cell>
          <table:table-cell office:value-type="string" calcext:value-type="string">
            <text:p>BMPI</text:p>
          </table:table-cell>
          <table:table-cell table:formula="of:=VLOOKUP([.B50];[NodeRegion.$B$1:.$C$15];2;0)" office:value-type="string" office:string-value="B" calcext:value-type="string">
            <text:p>B</text:p>
          </table:table-cell>
          <table:table-cell table:formula="of:=VLOOKUP([.E50];[NodeRegion.$B$1:.$C$15];2;0)" office:value-type="string" office:string-value="E" calcext:value-type="string">
            <text:p>E</text:p>
          </table:table-cell>
          <table:table-cell office:value-type="string" calcext:value-type="string">
            <text:p>BMPI</text:p>
          </table:table-cell>
          <table:table-cell table:formula="of:=[.H50]&amp;&quot;_&quot;&amp;[.I50]&amp;&quot;_&quot;&amp;[.J50]" office:value-type="string" office:string-value="B_E_BMPI" calcext:value-type="string">
            <text:p>B_E_BMPI</text:p>
          </table:table-cell>
          <table:table-cell/>
          <table:table-cell table:style-name="ce5"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MultiPurposeOuput</text:p>
          </table:table-cell>
          <table:table-cell office:value-type="string" calcext:value-type="string">
            <text:p>BMPO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BMS_Input</text:p>
          </table:table-cell>
          <table:table-cell office:value-type="string" calcext:value-type="string">
            <text:p>BMSI</text:p>
          </table:table-cell>
          <table:table-cell table:formula="of:=VLOOKUP([.B51];[NodeRegion.$B$1:.$C$15];2;0)" office:value-type="string" office:string-value="B" calcext:value-type="string">
            <text:p>B</text:p>
          </table:table-cell>
          <table:table-cell table:formula="of:=VLOOKUP([.E51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BMPO</text:p>
          </table:table-cell>
          <table:table-cell table:formula="of:=[.H51]&amp;&quot;_&quot;&amp;[.I51]&amp;&quot;_&quot;&amp;[.J51]" office:value-type="string" office:string-value="B_Ac_BMPO" calcext:value-type="string">
            <text:p>B_Ac_BMPO</text:p>
          </table:table-cell>
          <table:table-cell/>
          <table:table-cell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+LV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52];[NodeRegion.$B$1:.$C$15];2;0)" office:value-type="string" office:string-value="Ac" calcext:value-type="string">
            <text:p>Ac</text:p>
          </table:table-cell>
          <table:table-cell table:formula="of:=VLOOKUP([.E52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Vac</text:p>
          </table:table-cell>
          <table:table-cell table:formula="of:=[.H52]&amp;&quot;_&quot;&amp;[.I52]&amp;&quot;_&quot;&amp;[.J52]" office:value-type="string" office:string-value="Ac_PD_Vac" calcext:value-type="string">
            <text:p>Ac_PD_Vac</text:p>
          </table:table-cell>
          <table:table-cell/>
          <table:table-cell table:style-name="ce5"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ac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53];[NodeRegion.$B$1:.$C$15];2;0)" office:value-type="string" office:string-value="Ac" calcext:value-type="string">
            <text:p>Ac</text:p>
          </table:table-cell>
          <table:table-cell table:formula="of:=VLOOKUP([.E53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Gac</text:p>
          </table:table-cell>
          <table:table-cell table:formula="of:=[.H53]&amp;&quot;_&quot;&amp;[.I53]&amp;&quot;_&quot;&amp;[.J53]" office:value-type="string" office:string-value="Ac_PD_Gac" calcext:value-type="string">
            <text:p>Ac_PD_Gac</text:p>
          </table:table-cell>
          <table:table-cell/>
          <table:table-cell table:style-name="ce5"/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SmallHV+</text:p>
          </table:table-cell>
          <table:table-cell office:value-type="string" calcext:value-type="string">
            <text:p>SHV+</text:p>
          </table:table-cell>
          <table:table-cell office:value-type="string" calcext:value-type="string">
            <text:p>HVEnclosure</text:p>
          </table:table-cell>
          <table:table-cell office:value-type="string" calcext:value-type="string">
            <text:p>HV+</text:p>
          </table:table-cell>
          <table:table-cell/>
          <table:table-cell table:formula="of:=VLOOKUP([.B54];[NodeRegion.$B$1:.$C$15];2;0)" office:value-type="string" office:string-value="Ac" calcext:value-type="string">
            <text:p>Ac</text:p>
          </table:table-cell>
          <table:table-cell table:formula="of:=VLOOKUP([.E54];[NodeRegion.$B$1:.$C$15];2;0)" office:value-type="string" office:string-value="HVE" calcext:value-type="string">
            <text:p>HVE</text:p>
          </table:table-cell>
          <table:table-cell office:value-type="string" calcext:value-type="string">
            <text:p>SHV+</text:p>
          </table:table-cell>
          <table:table-cell table:formula="of:=[.H54]&amp;&quot;_&quot;&amp;[.I54]&amp;&quot;_&quot;&amp;[.J54]" office:value-type="string" office:string-value="Ac_HVE_SHV+" calcext:value-type="string">
            <text:p>Ac_HVE_SHV+</text:p>
          </table:table-cell>
          <table:table-cell/>
          <table:table-cell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SmallHV-</text:p>
          </table:table-cell>
          <table:table-cell office:value-type="string" calcext:value-type="string">
            <text:p>SHV-</text:p>
          </table:table-cell>
          <table:table-cell office:value-type="string" calcext:value-type="string">
            <text:p>HVEnclosure</text:p>
          </table:table-cell>
          <table:table-cell office:value-type="string" calcext:value-type="string">
            <text:p>HV-</text:p>
          </table:table-cell>
          <table:table-cell/>
          <table:table-cell table:formula="of:=VLOOKUP([.B55];[NodeRegion.$B$1:.$C$15];2;0)" office:value-type="string" office:string-value="Ac" calcext:value-type="string">
            <text:p>Ac</text:p>
          </table:table-cell>
          <table:table-cell table:formula="of:=VLOOKUP([.E55];[NodeRegion.$B$1:.$C$15];2;0)" office:value-type="string" office:string-value="HVE" calcext:value-type="string">
            <text:p>HVE</text:p>
          </table:table-cell>
          <table:table-cell office:value-type="string" calcext:value-type="string">
            <text:p>SHV-</text:p>
          </table:table-cell>
          <table:table-cell table:formula="of:=[.H55]&amp;&quot;_&quot;&amp;[.I55]&amp;&quot;_&quot;&amp;[.J55]" office:value-type="string" office:string-value="Ac_HVE_SHV-" calcext:value-type="string">
            <text:p>Ac_HVE_SHV-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DischargeSignal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HVEnclosure</text:p>
          </table:table-cell>
          <table:table-cell office:value-type="string" calcext:value-type="string">
            <text:p>DischargeSignal</text:p>
          </table:table-cell>
          <table:table-cell/>
          <table:table-cell table:formula="of:=VLOOKUP([.B56];[NodeRegion.$B$1:.$C$15];2;0)" office:value-type="string" office:string-value="Ac" calcext:value-type="string">
            <text:p>Ac</text:p>
          </table:table-cell>
          <table:table-cell table:formula="of:=VLOOKUP([.E56];[NodeRegion.$B$1:.$C$15];2;0)" office:value-type="string" office:string-value="HVE" calcext:value-type="string">
            <text:p>HVE</text:p>
          </table:table-cell>
          <table:table-cell office:value-type="string" calcext:value-type="string">
            <text:p>DS</text:p>
          </table:table-cell>
          <table:table-cell table:formula="of:=[.H56]&amp;&quot;_&quot;&amp;[.I56]&amp;&quot;_&quot;&amp;[.J56]" office:value-type="string" office:string-value="Ac_HVE_DS" calcext:value-type="string">
            <text:p>Ac_HVE_DS</text:p>
          </table:table-cell>
          <table:table-cell/>
          <table:table-cell table:style-name="ce5"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Discharge_GND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HVEnclosure</text:p>
          </table:table-cell>
          <table:table-cell office:value-type="string" calcext:value-type="string">
            <text:p>Discharge_GND</text:p>
          </table:table-cell>
          <table:table-cell/>
          <table:table-cell table:formula="of:=VLOOKUP([.B57];[NodeRegion.$B$1:.$C$15];2;0)" office:value-type="string" office:string-value="Ac" calcext:value-type="string">
            <text:p>Ac</text:p>
          </table:table-cell>
          <table:table-cell table:formula="of:=VLOOKUP([.E57];[NodeRegion.$B$1:.$C$15];2;0)" office:value-type="string" office:string-value="HVE" calcext:value-type="string">
            <text:p>HVE</text:p>
          </table:table-cell>
          <table:table-cell office:value-type="string" calcext:value-type="string">
            <text:p>DG</text:p>
          </table:table-cell>
          <table:table-cell table:formula="of:=[.H57]&amp;&quot;_&quot;&amp;[.I57]&amp;&quot;_&quot;&amp;[.J57]" office:value-type="string" office:string-value="Ac_HVE_DG" calcext:value-type="string">
            <text:p>Ac_HVE_DG</text:p>
          </table:table-cell>
          <table:table-cell/>
          <table:table-cell table:style-name="ce5"/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HVEnclosure</text:p>
          </table:table-cell>
          <table:table-cell office:value-type="string" calcext:value-type="string">
            <text:p>TSALV+</text:p>
          </table:table-cell>
          <table:table-cell office:value-type="string" calcext:value-type="string">
            <text:p>TSV+</text:p>
          </table:table-cell>
          <table:table-cell office:value-type="string" calcext:value-type="string">
            <text:p>Rollbar</text:p>
          </table:table-cell>
          <table:table-cell office:value-type="string" calcext:value-type="string">
            <text:p>+V_TSALSIGNAL</text:p>
          </table:table-cell>
          <table:table-cell/>
          <table:table-cell table:formula="of:=VLOOKUP([.B58];[NodeRegion.$B$1:.$C$15];2;0)" office:value-type="string" office:string-value="HVE" calcext:value-type="string">
            <text:p>HVE</text:p>
          </table:table-cell>
          <table:table-cell table:formula="of:=VLOOKUP([.E58];[NodeRegion.$B$1:.$C$15];2;0)" office:value-type="string" office:string-value="RB" calcext:value-type="string">
            <text:p>RB</text:p>
          </table:table-cell>
          <table:table-cell office:value-type="string" calcext:value-type="string">
            <text:p>TSV+</text:p>
          </table:table-cell>
          <table:table-cell table:formula="of:=[.H58]&amp;&quot;_&quot;&amp;[.I58]&amp;&quot;_&quot;&amp;[.J58]" office:value-type="string" office:string-value="HVE_RB_TSV+" calcext:value-type="string">
            <text:p>HVE_RB_TSV+</text:p>
          </table:table-cell>
          <table:table-cell/>
          <table:table-cell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HVEnclosure</text:p>
          </table:table-cell>
          <table:table-cell/>
          <table:table-cell office:value-type="string" calcext:value-type="string">
            <text:p>TSV-</text:p>
          </table:table-cell>
          <table:table-cell office:value-type="string" calcext:value-type="string">
            <text:p>Rollbar</text:p>
          </table:table-cell>
          <table:table-cell office:value-type="string" calcext:value-type="string">
            <text:p>-V_TSALSIGNAL</text:p>
          </table:table-cell>
          <table:table-cell/>
          <table:table-cell table:formula="of:=VLOOKUP([.B59];[NodeRegion.$B$1:.$C$15];2;0)" office:value-type="string" office:string-value="HVE" calcext:value-type="string">
            <text:p>HVE</text:p>
          </table:table-cell>
          <table:table-cell table:formula="of:=VLOOKUP([.E59];[NodeRegion.$B$1:.$C$15];2;0)" office:value-type="string" office:string-value="RB" calcext:value-type="string">
            <text:p>RB</text:p>
          </table:table-cell>
          <table:table-cell office:value-type="string" calcext:value-type="string">
            <text:p>TSV-</text:p>
          </table:table-cell>
          <table:table-cell table:formula="of:=[.H59]&amp;&quot;_&quot;&amp;[.I59]&amp;&quot;_&quot;&amp;[.J59]" office:value-type="string" office:string-value="HVE_RB_TSV-" calcext:value-type="string">
            <text:p>HVE_RB_TSV-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HVEnclosure</text:p>
          </table:table-cell>
          <table:table-cell office:value-type="string" calcext:value-type="string">
            <text:p>TSALV-</text:p>
          </table:table-cell>
          <table:table-cell office:value-type="string" calcext:value-type="string">
            <text:p>TSMP+</text:p>
          </table:table-cell>
          <table:table-cell office:value-type="string" calcext:value-type="string">
            <text:p>Rollbar</text:p>
          </table:table-cell>
          <table:table-cell office:value-type="string" calcext:value-type="string">
            <text:p>TSMP_HV+</text:p>
          </table:table-cell>
          <table:table-cell/>
          <table:table-cell table:formula="of:=VLOOKUP([.B60];[NodeRegion.$B$1:.$C$15];2;0)" office:value-type="string" office:string-value="HVE" calcext:value-type="string">
            <text:p>HVE</text:p>
          </table:table-cell>
          <table:table-cell table:formula="of:=VLOOKUP([.E60];[NodeRegion.$B$1:.$C$15];2;0)" office:value-type="string" office:string-value="RB" calcext:value-type="string">
            <text:p>RB</text:p>
          </table:table-cell>
          <table:table-cell office:value-type="string" calcext:value-type="string">
            <text:p>TSMP+</text:p>
          </table:table-cell>
          <table:table-cell table:formula="of:=[.H60]&amp;&quot;_&quot;&amp;[.I60]&amp;&quot;_&quot;&amp;[.J60]" office:value-type="string" office:string-value="HVE_RB_TSMP+" calcext:value-type="string">
            <text:p>HVE_RB_TSMP+</text:p>
          </table:table-cell>
          <table:table-cell/>
          <table:table-cell table:style-name="ce5"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HVEnclosure</text:p>
          </table:table-cell>
          <table:table-cell office:value-type="string" calcext:value-type="string">
            <text:p>TSMP_HV+</text:p>
          </table:table-cell>
          <table:table-cell office:value-type="string" calcext:value-type="string">
            <text:p>TSMP-</text:p>
          </table:table-cell>
          <table:table-cell office:value-type="string" calcext:value-type="string">
            <text:p>Rollbar</text:p>
          </table:table-cell>
          <table:table-cell office:value-type="string" calcext:value-type="string">
            <text:p>TSMP_HV-</text:p>
          </table:table-cell>
          <table:table-cell/>
          <table:table-cell table:formula="of:=VLOOKUP([.B61];[NodeRegion.$B$1:.$C$15];2;0)" office:value-type="string" office:string-value="HVE" calcext:value-type="string">
            <text:p>HVE</text:p>
          </table:table-cell>
          <table:table-cell table:formula="of:=VLOOKUP([.E61];[NodeRegion.$B$1:.$C$15];2;0)" office:value-type="string" office:string-value="RB" calcext:value-type="string">
            <text:p>RB</text:p>
          </table:table-cell>
          <table:table-cell office:value-type="string" calcext:value-type="string">
            <text:p>TSMP-</text:p>
          </table:table-cell>
          <table:table-cell table:formula="of:=[.H61]&amp;&quot;_&quot;&amp;[.I61]&amp;&quot;_&quot;&amp;[.J61]" office:value-type="string" office:string-value="HVE_RB_TSMP-" calcext:value-type="string">
            <text:p>HVE_RB_TSMP-</text:p>
          </table:table-cell>
          <table:table-cell/>
          <table:table-cell table:style-name="ce5"/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HVEnclosure</text:p>
          </table:table-cell>
          <table:table-cell office:value-type="string" calcext:value-type="string">
            <text:p>TSMP_R_HV+</text:p>
          </table:table-cell>
          <table:table-cell office:value-type="string" calcext:value-type="string">
            <text:p>RTSMP+</text:p>
          </table:table-cell>
          <table:table-cell office:value-type="string" calcext:value-type="string">
            <text:p>Rollbar</text:p>
          </table:table-cell>
          <table:table-cell office:value-type="string" calcext:value-type="string">
            <text:p>TSMP_R_HV+</text:p>
          </table:table-cell>
          <table:table-cell/>
          <table:table-cell table:formula="of:=VLOOKUP([.B62];[NodeRegion.$B$1:.$C$15];2;0)" office:value-type="string" office:string-value="HVE" calcext:value-type="string">
            <text:p>HVE</text:p>
          </table:table-cell>
          <table:table-cell table:formula="of:=VLOOKUP([.E62];[NodeRegion.$B$1:.$C$15];2;0)" office:value-type="string" office:string-value="RB" calcext:value-type="string">
            <text:p>RB</text:p>
          </table:table-cell>
          <table:table-cell office:value-type="string" calcext:value-type="string">
            <text:p>RTSMP+</text:p>
          </table:table-cell>
          <table:table-cell table:formula="of:=[.H62]&amp;&quot;_&quot;&amp;[.I62]&amp;&quot;_&quot;&amp;[.J62]" office:value-type="string" office:string-value="HVE_RB_RTSMP+" calcext:value-type="string">
            <text:p>HVE_RB_RTSMP+</text:p>
          </table:table-cell>
          <table:table-cell/>
          <table:table-cell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HVEnclosure</text:p>
          </table:table-cell>
          <table:table-cell office:value-type="string" calcext:value-type="string">
            <text:p>TSMP_R_HV+</text:p>
          </table:table-cell>
          <table:table-cell office:value-type="string" calcext:value-type="string">
            <text:p>RTSMP-</text:p>
          </table:table-cell>
          <table:table-cell office:value-type="string" calcext:value-type="string">
            <text:p>Rollbar</text:p>
          </table:table-cell>
          <table:table-cell office:value-type="string" calcext:value-type="string">
            <text:p>TSMP_R_HV+</text:p>
          </table:table-cell>
          <table:table-cell/>
          <table:table-cell table:formula="of:=VLOOKUP([.B63];[NodeRegion.$B$1:.$C$15];2;0)" office:value-type="string" office:string-value="HVE" calcext:value-type="string">
            <text:p>HVE</text:p>
          </table:table-cell>
          <table:table-cell table:formula="of:=VLOOKUP([.E63];[NodeRegion.$B$1:.$C$15];2;0)" office:value-type="string" office:string-value="RB" calcext:value-type="string">
            <text:p>RB</text:p>
          </table:table-cell>
          <table:table-cell office:value-type="string" calcext:value-type="string">
            <text:p>RTSMP-</text:p>
          </table:table-cell>
          <table:table-cell table:formula="of:=[.H63]&amp;&quot;_&quot;&amp;[.I63]&amp;&quot;_&quot;&amp;[.J63]" office:value-type="string" office:string-value="HVE_RB_RTSMP-" calcext:value-type="string">
            <text:p>HVE_RB_RTSMP-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Rollbar</text:p>
          </table:table-cell>
          <table:table-cell office:value-type="string" calcext:value-type="string">
            <text:p>TSMP_GND</text:p>
          </table:table-cell>
          <table:table-cell office:value-type="string" calcext:value-type="string">
            <text:p>GMP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64];[NodeRegion.$B$1:.$C$15];2;0)" office:value-type="string" office:string-value="RB" calcext:value-type="string">
            <text:p>RB</text:p>
          </table:table-cell>
          <table:table-cell table:formula="of:=VLOOKUP([.E64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GMP</text:p>
          </table:table-cell>
          <table:table-cell table:formula="of:=[.H64]&amp;&quot;_&quot;&amp;[.I64]&amp;&quot;_&quot;&amp;[.J64]" office:value-type="string" office:string-value="RB_PD_GMP" calcext:value-type="string">
            <text:p>RB_PD_GMP</text:p>
          </table:table-cell>
          <table:table-cell/>
          <table:table-cell table:style-name="ce5"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RightPanel</text:p>
          </table:table-cell>
          <table:table-cell office:value-type="string" calcext:value-type="string">
            <text:p>Reset_IN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Reset_In</text:p>
          </table:table-cell>
          <table:table-cell/>
          <table:table-cell table:formula="of:=VLOOKUP([.B65];[NodeRegion.$B$1:.$C$15];2;0)" office:value-type="string" office:string-value="RP" calcext:value-type="string">
            <text:p>RP</text:p>
          </table:table-cell>
          <table:table-cell table:formula="of:=VLOOKUP([.E65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Rin</text:p>
          </table:table-cell>
          <table:table-cell table:formula="of:=[.H65]&amp;&quot;_&quot;&amp;[.I65]&amp;&quot;_&quot;&amp;[.J65]" office:value-type="string" office:string-value="RP_Ac_Rin" calcext:value-type="string">
            <text:p>RP_Ac_Rin</text:p>
          </table:table-cell>
          <table:table-cell/>
          <table:table-cell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RightPanel</text:p>
          </table:table-cell>
          <table:table-cell office:value-type="string" calcext:value-type="string">
            <text:p>Reset_Out</text:p>
          </table:table-cell>
          <table:table-cell office:value-type="string" calcext:value-type="string">
            <text:p>Rout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Reset_Out</text:p>
          </table:table-cell>
          <table:table-cell/>
          <table:table-cell table:formula="of:=VLOOKUP([.B66];[NodeRegion.$B$1:.$C$15];2;0)" office:value-type="string" office:string-value="RP" calcext:value-type="string">
            <text:p>RP</text:p>
          </table:table-cell>
          <table:table-cell table:formula="of:=VLOOKUP([.E66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Rout</text:p>
          </table:table-cell>
          <table:table-cell table:formula="of:=[.H66]&amp;&quot;_&quot;&amp;[.I66]&amp;&quot;_&quot;&amp;[.J66]" office:value-type="string" office:string-value="RP_Ac_Rout" calcext:value-type="string">
            <text:p>RP_Ac_Rout</text:p>
          </table:table-cell>
          <table:table-cell table:number-columns-repeated="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ightPanel</text:p>
          </table:table-cell>
          <table:table-cell office:value-type="string" calcext:value-type="string">
            <text:p>LV_MS_IN</text:p>
          </table:table-cell>
          <table:table-cell office:value-type="string" calcext:value-type="string">
            <text:p>LVMSIn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67];[NodeRegion.$B$1:.$C$15];2;0)" office:value-type="string" office:string-value="RP" calcext:value-type="string">
            <text:p>RP</text:p>
          </table:table-cell>
          <table:table-cell table:formula="of:=VLOOKUP([.E67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LVMSIn</text:p>
          </table:table-cell>
          <table:table-cell table:formula="of:=[.H67]&amp;&quot;_&quot;&amp;[.I67]&amp;&quot;_&quot;&amp;[.J67]" office:value-type="string" office:string-value="RP_PD_LVMSIn" calcext:value-type="string">
            <text:p>RP_PD_LVMSIn</text:p>
          </table:table-cell>
          <table:table-cell/>
          <table:table-cell table:style-name="ce5"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RightPanel</text:p>
          </table:table-cell>
          <table:table-cell office:value-type="string" calcext:value-type="string">
            <text:p>LV_MS_OUT</text:p>
          </table:table-cell>
          <table:table-cell office:value-type="string" calcext:value-type="string">
            <text:p>LVMSOut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68];[NodeRegion.$B$1:.$C$15];2;0)" office:value-type="string" office:string-value="RP" calcext:value-type="string">
            <text:p>RP</text:p>
          </table:table-cell>
          <table:table-cell table:formula="of:=VLOOKUP([.E68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LVMSOut</text:p>
          </table:table-cell>
          <table:table-cell table:formula="of:=[.H68]&amp;&quot;_&quot;&amp;[.I68]&amp;&quot;_&quot;&amp;[.J68]" office:value-type="string" office:string-value="RP_PD_LVMSOut" calcext:value-type="string">
            <text:p>RP_PD_LVMSOut</text:p>
          </table:table-cell>
          <table:table-cell/>
          <table:table-cell table:style-name="ce5"/>
          <table:table-cell/>
        </table:table-row>
        <table:table-row table:style-name="ro2">
          <table:table-cell/>
          <table:table-cell office:value-type="string" calcext:value-type="string">
            <text:p>RightPanel</text:p>
          </table:table-cell>
          <table:table-cell office:value-type="string" calcext:value-type="string">
            <text:p>Shutdown_TSMS_IN</text:p>
          </table:table-cell>
          <table:table-cell office:value-type="string" calcext:value-type="string">
            <text:p>SD_TS_IN</text:p>
          </table:table-cell>
          <table:table-cell office:value-type="string" calcext:value-type="string">
            <text:p>Accumulator</text:p>
          </table:table-cell>
          <table:table-cell table:number-columns-repeated="2"/>
          <table:table-cell table:formula="of:=VLOOKUP([.B69];[NodeRegion.$B$1:.$C$15];2;0)" office:value-type="string" office:string-value="RP" calcext:value-type="string">
            <text:p>RP</text:p>
          </table:table-cell>
          <table:table-cell table:formula="of:=VLOOKUP([.E69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SD_TS_IN</text:p>
          </table:table-cell>
          <table:table-cell table:formula="of:=[.H69]&amp;&quot;_&quot;&amp;[.I69]&amp;&quot;_&quot;&amp;[.J69]" office:value-type="string" office:string-value="RP_Ac_SD_TS_IN" calcext:value-type="string">
            <text:p>RP_Ac_SD_TS_IN</text:p>
          </table:table-cell>
          <table:table-cell/>
          <table:table-cell office:value-type="string" calcext:value-type="string">
            <text:p>2p_AWG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ghtPanel</text:p>
          </table:table-cell>
          <table:table-cell office:value-type="string" calcext:value-type="string">
            <text:p>Shutdown_TSMS_IN</text:p>
          </table:table-cell>
          <table:table-cell office:value-type="string" calcext:value-type="string">
            <text:p>SD_TS_OUT</text:p>
          </table:table-cell>
          <table:table-cell office:value-type="string" calcext:value-type="string">
            <text:p>Accumulator</text:p>
          </table:table-cell>
          <table:table-cell table:number-columns-repeated="2"/>
          <table:table-cell table:formula="of:=VLOOKUP([.B70];[NodeRegion.$B$1:.$C$15];2;0)" office:value-type="string" office:string-value="RP" calcext:value-type="string">
            <text:p>RP</text:p>
          </table:table-cell>
          <table:table-cell table:formula="of:=VLOOKUP([.E70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SD_TS_OUT</text:p>
          </table:table-cell>
          <table:table-cell table:formula="of:=[.H70]&amp;&quot;_&quot;&amp;[.I70]&amp;&quot;_&quot;&amp;[.J70]" office:value-type="string" office:string-value="RP_Ac_SD_TS_OUT" calcext:value-type="string">
            <text:p>RP_Ac_SD_TS_OU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Rollbar</text:p>
          </table:table-cell>
          <table:table-cell office:value-type="string" calcext:value-type="string">
            <text:p>Shutdown_Rollbar_IN</text:p>
          </table:table-cell>
          <table:table-cell office:value-type="string" calcext:value-type="string">
            <text:p>SD_RB_IN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Shutdown_IN</text:p>
          </table:table-cell>
          <table:table-cell/>
          <table:table-cell table:formula="of:=VLOOKUP([.B71];[NodeRegion.$B$1:.$C$15];2;0)" office:value-type="string" office:string-value="RB" calcext:value-type="string">
            <text:p>RB</text:p>
          </table:table-cell>
          <table:table-cell table:formula="of:=VLOOKUP([.E71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SD_RB_IN</text:p>
          </table:table-cell>
          <table:table-cell table:formula="of:=[.H71]&amp;&quot;_&quot;&amp;[.I71]&amp;&quot;_&quot;&amp;[.J71]" office:value-type="string" office:string-value="RB_Ac_SD_RB_IN" calcext:value-type="string">
            <text:p>RB_Ac_SD_RB_IN</text:p>
          </table:table-cell>
          <table:table-cell/>
          <table:table-cell table:style-name="ce5"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Rollbar</text:p>
          </table:table-cell>
          <table:table-cell office:value-type="string" calcext:value-type="string">
            <text:p>Shutdown_Rollbar_OUT</text:p>
          </table:table-cell>
          <table:table-cell office:value-type="string" calcext:value-type="string">
            <text:p>SD_RB_OUT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Shutdown_OUT</text:p>
          </table:table-cell>
          <table:table-cell/>
          <table:table-cell table:formula="of:=VLOOKUP([.B72];[NodeRegion.$B$1:.$C$15];2;0)" office:value-type="string" office:string-value="RB" calcext:value-type="string">
            <text:p>RB</text:p>
          </table:table-cell>
          <table:table-cell table:formula="of:=VLOOKUP([.E72];[NodeRegion.$B$1:.$C$15];2;0)" office:value-type="string" office:string-value="Ac" calcext:value-type="string">
            <text:p>Ac</text:p>
          </table:table-cell>
          <table:table-cell office:value-type="string" calcext:value-type="string">
            <text:p>SD_RB_OUT</text:p>
          </table:table-cell>
          <table:table-cell table:formula="of:=[.H72]&amp;&quot;_&quot;&amp;[.I72]&amp;&quot;_&quot;&amp;[.J72]" office:value-type="string" office:string-value="RB_Ac_SD_RB_OUT" calcext:value-type="string">
            <text:p>RB_Ac_SD_RB_OUT</text:p>
          </table:table-cell>
          <table:table-cell/>
          <table:table-cell table:style-name="ce5"/>
          <table:table-cell/>
        </table:table-row>
        <table:table-row table:style-name="ro6">
          <table:table-cell office:value-type="float" office:value="69" calcext:value-type="float">
            <text:p>69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SSIClock+</text:p>
          </table:table-cell>
          <table:table-cell office:value-type="string" calcext:value-type="string">
            <text:p>SSICK+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SSIClock+</text:p>
          </table:table-cell>
          <table:table-cell office:value-type="string" calcext:value-type="string">
            <text:p>SSICK+</text:p>
          </table:table-cell>
          <table:table-cell table:formula="of:=VLOOKUP([.B73];[NodeRegion.$B$1:.$C$15];2;0)" office:value-type="string" office:string-value="MC" calcext:value-type="string">
            <text:p>MC</text:p>
          </table:table-cell>
          <table:table-cell table:formula="of:=VLOOKUP([.E73];[NodeRegion.$B$1:.$C$15];2;0)" office:value-type="string" office:string-value="M" calcext:value-type="string">
            <text:p>M</text:p>
          </table:table-cell>
          <table:table-cell office:value-type="string" calcext:value-type="string">
            <text:p>SSICK+</text:p>
          </table:table-cell>
          <table:table-cell table:formula="of:=[.H73]&amp;&quot;_&quot;&amp;[.I73]&amp;&quot;_&quot;&amp;[.J73]" office:value-type="string" office:string-value="MC_M_SSICK+" calcext:value-type="string">
            <text:p>MC_M_SSICK+</text:p>
          </table:table-cell>
          <table:table-cell/>
          <table:table-cell office:value-type="string" calcext:value-type="string">
            <text:p>8P_AWG24</text:p>
          </table:table-cell>
          <table:table-cell table:style-name="ce8" office:value-type="string" calcext:value-type="string">
            <text:p><text:a xlink:href="https://www.tokopedia.com/s3-satriasecure/awg24-kabel-8-jalur-bungkus-double-selongsong-awg24-bulat-isi-8-warna" xlink:type="simple">https://www.tokopedia.com/s3-satriasecure/awg24-kabel-8-jalur-bungkus-double-selongsong-awg24-bulat-isi-8-warna</text:a>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SSIClock-</text:p>
          </table:table-cell>
          <table:table-cell office:value-type="string" calcext:value-type="string">
            <text:p>SSICK-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SSIClock-</text:p>
          </table:table-cell>
          <table:table-cell office:value-type="string" calcext:value-type="string">
            <text:p>SSICK-</text:p>
          </table:table-cell>
          <table:table-cell table:formula="of:=VLOOKUP([.B74];[NodeRegion.$B$1:.$C$15];2;0)" office:value-type="string" office:string-value="MC" calcext:value-type="string">
            <text:p>MC</text:p>
          </table:table-cell>
          <table:table-cell table:formula="of:=VLOOKUP([.E74];[NodeRegion.$B$1:.$C$15];2;0)" office:value-type="string" office:string-value="M" calcext:value-type="string">
            <text:p>M</text:p>
          </table:table-cell>
          <table:table-cell office:value-type="string" calcext:value-type="string">
            <text:p>SSICK-</text:p>
          </table:table-cell>
          <table:table-cell table:formula="of:=[.H74]&amp;&quot;_&quot;&amp;[.I74]&amp;&quot;_&quot;&amp;[.J74]" office:value-type="string" office:string-value="MC_M_SSICK-" calcext:value-type="string">
            <text:p>MC_M_SSICK-</text:p>
          </table:table-cell>
          <table:table-cell table:number-columns-repeated="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SSIData+</text:p>
          </table:table-cell>
          <table:table-cell office:value-type="string" calcext:value-type="string">
            <text:p>SSID+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SSIData+</text:p>
          </table:table-cell>
          <table:table-cell office:value-type="string" calcext:value-type="string">
            <text:p>SSID+</text:p>
          </table:table-cell>
          <table:table-cell table:formula="of:=VLOOKUP([.B75];[NodeRegion.$B$1:.$C$15];2;0)" office:value-type="string" office:string-value="MC" calcext:value-type="string">
            <text:p>MC</text:p>
          </table:table-cell>
          <table:table-cell table:formula="of:=VLOOKUP([.E75];[NodeRegion.$B$1:.$C$15];2;0)" office:value-type="string" office:string-value="M" calcext:value-type="string">
            <text:p>M</text:p>
          </table:table-cell>
          <table:table-cell office:value-type="string" calcext:value-type="string">
            <text:p>SSID+</text:p>
          </table:table-cell>
          <table:table-cell table:formula="of:=[.H75]&amp;&quot;_&quot;&amp;[.I75]&amp;&quot;_&quot;&amp;[.J75]" office:value-type="string" office:string-value="MC_M_SSID+" calcext:value-type="string">
            <text:p>MC_M_SSID+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SSIData-</text:p>
          </table:table-cell>
          <table:table-cell office:value-type="string" calcext:value-type="string">
            <text:p>SSID-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SSIData-</text:p>
          </table:table-cell>
          <table:table-cell office:value-type="string" calcext:value-type="string">
            <text:p>SSID-</text:p>
          </table:table-cell>
          <table:table-cell table:formula="of:=VLOOKUP([.B76];[NodeRegion.$B$1:.$C$15];2;0)" office:value-type="string" office:string-value="MC" calcext:value-type="string">
            <text:p>MC</text:p>
          </table:table-cell>
          <table:table-cell table:formula="of:=VLOOKUP([.E76];[NodeRegion.$B$1:.$C$15];2;0)" office:value-type="string" office:string-value="M" calcext:value-type="string">
            <text:p>M</text:p>
          </table:table-cell>
          <table:table-cell office:value-type="string" calcext:value-type="string">
            <text:p>SSID-</text:p>
          </table:table-cell>
          <table:table-cell table:formula="of:=[.H76]&amp;&quot;_&quot;&amp;[.I76]&amp;&quot;_&quot;&amp;[.J76]" office:value-type="string" office:string-value="MC_M_SSID-" calcext:value-type="string">
            <text:p>MC_M_SSID-</text:p>
          </table:table-cell>
          <table:table-cell table:number-columns-repeated="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Feedback_VCC</text:p>
          </table:table-cell>
          <table:table-cell office:value-type="string" calcext:value-type="string">
            <text:p>FBV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Feedback_VCC</text:p>
          </table:table-cell>
          <table:table-cell office:value-type="string" calcext:value-type="string">
            <text:p>FBV</text:p>
          </table:table-cell>
          <table:table-cell table:formula="of:=VLOOKUP([.B77];[NodeRegion.$B$1:.$C$15];2;0)" office:value-type="string" office:string-value="MC" calcext:value-type="string">
            <text:p>MC</text:p>
          </table:table-cell>
          <table:table-cell table:formula="of:=VLOOKUP([.E77];[NodeRegion.$B$1:.$C$15];2;0)" office:value-type="string" office:string-value="M" calcext:value-type="string">
            <text:p>M</text:p>
          </table:table-cell>
          <table:table-cell office:value-type="string" calcext:value-type="string">
            <text:p>FBV</text:p>
          </table:table-cell>
          <table:table-cell table:formula="of:=[.H77]&amp;&quot;_&quot;&amp;[.I77]&amp;&quot;_&quot;&amp;[.J77]" office:value-type="string" office:string-value="MC_M_FBV" calcext:value-type="string">
            <text:p>MC_M_FBV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Feedback_GND</text:p>
          </table:table-cell>
          <table:table-cell office:value-type="string" calcext:value-type="string">
            <text:p>FBG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Feedback_GND</text:p>
          </table:table-cell>
          <table:table-cell office:value-type="string" calcext:value-type="string">
            <text:p>FBG</text:p>
          </table:table-cell>
          <table:table-cell table:formula="of:=VLOOKUP([.B78];[NodeRegion.$B$1:.$C$15];2;0)" office:value-type="string" office:string-value="MC" calcext:value-type="string">
            <text:p>MC</text:p>
          </table:table-cell>
          <table:table-cell table:formula="of:=VLOOKUP([.E78];[NodeRegion.$B$1:.$C$15];2;0)" office:value-type="string" office:string-value="M" calcext:value-type="string">
            <text:p>M</text:p>
          </table:table-cell>
          <table:table-cell office:value-type="string" calcext:value-type="string">
            <text:p>FBG</text:p>
          </table:table-cell>
          <table:table-cell table:formula="of:=[.H78]&amp;&quot;_&quot;&amp;[.I78]&amp;&quot;_&quot;&amp;[.J78]" office:value-type="string" office:string-value="MC_M_FBG" calcext:value-type="string">
            <text:p>MC_M_FBG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MotorController</text:p>
          </table:table-cell>
          <table:table-cell office:value-type="string" calcext:value-type="string">
            <text:p>MotorTemperatur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torTemperature</text:p>
          </table:table-cell>
          <table:table-cell office:value-type="string" calcext:value-type="string">
            <text:p>MT</text:p>
          </table:table-cell>
          <table:table-cell table:formula="of:=VLOOKUP([.B79];[NodeRegion.$B$1:.$C$15];2;0)" office:value-type="string" office:string-value="MC" calcext:value-type="string">
            <text:p>MC</text:p>
          </table:table-cell>
          <table:table-cell table:formula="of:=VLOOKUP([.E79];[NodeRegion.$B$1:.$C$15];2;0)" office:value-type="string" office:string-value="M" calcext:value-type="string">
            <text:p>M</text:p>
          </table:table-cell>
          <table:table-cell office:value-type="string" calcext:value-type="string">
            <text:p>MT</text:p>
          </table:table-cell>
          <table:table-cell table:formula="of:=[.H79]&amp;&quot;_&quot;&amp;[.I79]&amp;&quot;_&quot;&amp;[.J79]" office:value-type="string" office:string-value="MC_M_MT" calcext:value-type="string">
            <text:p>MC_M_MT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Radiator</text:p>
          </table:table-cell>
          <table:table-cell office:value-type="string" calcext:value-type="string">
            <text:p>Radiator_FAN_V+</text:p>
          </table:table-cell>
          <table:table-cell office:value-type="string" calcext:value-type="string">
            <text:p>RFV+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80];[NodeRegion.$B$1:.$C$15];2;0)" office:value-type="string" office:string-value="R" calcext:value-type="string">
            <text:p>R</text:p>
          </table:table-cell>
          <table:table-cell table:formula="of:=VLOOKUP([.E80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RFV+</text:p>
          </table:table-cell>
          <table:table-cell table:formula="of:=[.H80]&amp;&quot;_&quot;&amp;[.I80]&amp;&quot;_&quot;&amp;[.J80]" office:value-type="string" office:string-value="R_PD_RFV+" calcext:value-type="string">
            <text:p>R_PD_RFV+</text:p>
          </table:table-cell>
          <table:table-cell/>
          <table:table-cell table:style-name="ce5"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Radiator</text:p>
          </table:table-cell>
          <table:table-cell office:value-type="string" calcext:value-type="string">
            <text:p>Radiator_FAN_V-</text:p>
          </table:table-cell>
          <table:table-cell office:value-type="string" calcext:value-type="string">
            <text:p>RFV-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81];[NodeRegion.$B$1:.$C$15];2;0)" office:value-type="string" office:string-value="R" calcext:value-type="string">
            <text:p>R</text:p>
          </table:table-cell>
          <table:table-cell table:formula="of:=VLOOKUP([.E81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RFV-</text:p>
          </table:table-cell>
          <table:table-cell table:formula="of:=[.H81]&amp;&quot;_&quot;&amp;[.I81]&amp;&quot;_&quot;&amp;[.J81]" office:value-type="string" office:string-value="R_PD_RFV-" calcext:value-type="string">
            <text:p>R_PD_RFV-</text:p>
          </table:table-cell>
          <table:table-cell/>
          <table:table-cell table:style-name="ce5"/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Radiator</text:p>
          </table:table-cell>
          <table:table-cell office:value-type="string" calcext:value-type="string">
            <text:p>Radiator_Pump_V+</text:p>
          </table:table-cell>
          <table:table-cell office:value-type="string" calcext:value-type="string">
            <text:p>RPV+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82];[NodeRegion.$B$1:.$C$15];2;0)" office:value-type="string" office:string-value="R" calcext:value-type="string">
            <text:p>R</text:p>
          </table:table-cell>
          <table:table-cell table:formula="of:=VLOOKUP([.E82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RPV+</text:p>
          </table:table-cell>
          <table:table-cell table:formula="of:=[.H82]&amp;&quot;_&quot;&amp;[.I82]&amp;&quot;_&quot;&amp;[.J82]" office:value-type="string" office:string-value="R_PD_RPV+" calcext:value-type="string">
            <text:p>R_PD_RPV+</text:p>
          </table:table-cell>
          <table:table-cell/>
          <table:table-cell office:value-type="string" calcext:value-type="string">
            <text:p>2p_AWG20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Radiator</text:p>
          </table:table-cell>
          <table:table-cell office:value-type="string" calcext:value-type="string">
            <text:p>Radiator_Pump_V-</text:p>
          </table:table-cell>
          <table:table-cell office:value-type="string" calcext:value-type="string">
            <text:p>RPV-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83];[NodeRegion.$B$1:.$C$15];2;0)" office:value-type="string" office:string-value="R" calcext:value-type="string">
            <text:p>R</text:p>
          </table:table-cell>
          <table:table-cell table:formula="of:=VLOOKUP([.E83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RPV-</text:p>
          </table:table-cell>
          <table:table-cell table:formula="of:=[.H83]&amp;&quot;_&quot;&amp;[.I83]&amp;&quot;_&quot;&amp;[.J83]" office:value-type="string" office:string-value="R_PD_RPV-" calcext:value-type="string">
            <text:p>R_PD_RPV-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ki</text:p>
          </table:table-cell>
          <table:table-cell table:number-columns-repeated="2" office:value-type="string" calcext:value-type="string">
            <text:p>V+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84];[NodeRegion.$B$1:.$C$15];2;0)" office:value-type="string" office:string-value="BLV" calcext:value-type="string">
            <text:p>BLV</text:p>
          </table:table-cell>
          <table:table-cell table:formula="of:=VLOOKUP([.E84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V+</text:p>
          </table:table-cell>
          <table:table-cell table:formula="of:=[.H84]&amp;&quot;_&quot;&amp;[.I84]&amp;&quot;_&quot;&amp;[.J84]" office:value-type="string" office:string-value="BLV_PD_V+" calcext:value-type="string">
            <text:p>BLV_PD_V+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ki</text:p>
          </table:table-cell>
          <table:table-cell table:number-columns-repeated="2" office:value-type="string" calcext:value-type="string">
            <text:p>V-</text:p>
          </table:table-cell>
          <table:table-cell office:value-type="string" calcext:value-type="string">
            <text:p>PDM</text:p>
          </table:table-cell>
          <table:table-cell table:number-columns-repeated="2"/>
          <table:table-cell table:formula="of:=VLOOKUP([.B85];[NodeRegion.$B$1:.$C$15];2;0)" office:value-type="string" office:string-value="BLV" calcext:value-type="string">
            <text:p>BLV</text:p>
          </table:table-cell>
          <table:table-cell table:formula="of:=VLOOKUP([.E85];[NodeRegion.$B$1:.$C$15];2;0)" office:value-type="string" office:string-value="PD" calcext:value-type="string">
            <text:p>PD</text:p>
          </table:table-cell>
          <table:table-cell office:value-type="string" calcext:value-type="string">
            <text:p>V-</text:p>
          </table:table-cell>
          <table:table-cell table:formula="of:=[.H85]&amp;&quot;_&quot;&amp;[.I85]&amp;&quot;_&quot;&amp;[.J85]" office:value-type="string" office:string-value="BLV_PD_V-" calcext:value-type="string">
            <text:p>BLV_PD_V-</text:p>
          </table:table-cell>
          <table:table-cell/>
          <table:table-cell table:style-name="Default"/>
          <table:table-cell/>
        </table:table-row>
      </table:table>
      <table:table table:name="Ukuran" table:style-name="ta1" table:print="false">
        <table:table-column table:style-name="co1" table:default-cell-style-name="Default"/>
        <table:table-column table:style-name="co5" table:number-columns-repeated="2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iz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edal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Dashboard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ECU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Rollbar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RightPanel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MotorController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PDM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HVEnclosure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office:value-type="string" calcext:value-type="string">
            <text:p>BM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office:value-type="string" calcext:value-type="string">
            <text:p>Accumulator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office:value-type="string" calcext:value-type="string">
            <text:p>Aki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office:value-type="string" calcext:value-type="string">
            <text:p>RadiatorFan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office:value-type="string" calcext:value-type="string">
            <text:p>BrakeLight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edal</text:p>
          </table:table-cell>
          <table:table-cell office:value-type="string" calcext:value-type="string">
            <text:p>ECU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dal</text:p>
          </table:table-cell>
          <table:table-cell office:value-type="string" calcext:value-type="string">
            <text:p>Accumulator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dal </text:p>
          </table:table-cell>
          <table:table-cell office:value-type="string" calcext:value-type="string">
            <text:p>PDM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U</text:p>
          </table:table-cell>
          <table:table-cell office:value-type="string" calcext:value-type="string">
            <text:p>PDM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U</text:p>
          </table:table-cell>
          <table:table-cell office:value-type="string" calcext:value-type="string">
            <text:p>BMS</text:p>
          </table:table-cell>
          <table:table-cell office:value-type="float" office:value="222" calcext:value-type="float">
            <text:p>222</text:p>
          </table:table-cell>
          <table:table-cell table:formula="of:=30+84+55+53" office:value-type="float" office:value="222" calcext:value-type="float">
            <text:p>2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U</text:p>
          </table:table-cell>
          <table:table-cell office:value-type="string" calcext:value-type="string">
            <text:p>MotorController</text:p>
          </table:table-cell>
          <table:table-cell office:value-type="float" office:value="246" calcext:value-type="float">
            <text:p>246</text:p>
          </table:table-cell>
          <table:table-cell table:formula="of:=30+84+49+83" office:value-type="float" office:value="246" calcext:value-type="float">
            <text:p>2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U</text:p>
          </table:table-cell>
          <table:table-cell office:value-type="string" calcext:value-type="string">
            <text:p>Accumulator</text:p>
          </table:table-cell>
          <table:table-cell office:value-type="float" office:value="222" calcext:value-type="float">
            <text:p>222</text:p>
          </table:table-cell>
          <table:table-cell table:formula="of:=30+84+55+53" office:value-type="float" office:value="222" calcext:value-type="float">
            <text:p>2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</text:p>
          </table:table-cell>
          <table:table-cell office:value-type="string" calcext:value-type="string">
            <text:p>PDM</text:p>
          </table:table-cell>
          <table:table-cell office:value-type="float" office:value="306" calcext:value-type="float">
            <text:p>306</text:p>
          </table:table-cell>
          <table:table-cell table:formula="of:=90+84+49+83" office:value-type="float" office:value="306" calcext:value-type="float">
            <text:p>3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</text:p>
          </table:table-cell>
          <table:table-cell office:value-type="string" calcext:value-type="string">
            <text:p>Accumulator</text:p>
          </table:table-cell>
          <table:table-cell office:value-type="float" office:value="282" calcext:value-type="float">
            <text:p>282</text:p>
          </table:table-cell>
          <table:table-cell table:formula="of:=90+84+55+53" office:value-type="float" office:value="282" calcext:value-type="float">
            <text:p>2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</text:p>
          </table:table-cell>
          <table:table-cell office:value-type="string" calcext:value-type="string">
            <text:p>MotorController</text:p>
          </table:table-cell>
          <table:table-cell office:value-type="float" office:value="293" calcext:value-type="float">
            <text:p>293</text:p>
          </table:table-cell>
          <table:table-cell table:formula="of:=233+60" office:value-type="float" office:value="293" calcext:value-type="float">
            <text:p>293</text:p>
          </table:table-cell>
          <table:table-cell table:formula="of:=90+84+49+83"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Dashboard</text:p>
          </table:table-cell>
          <table:table-cell office:value-type="string" calcext:value-type="string">
            <text:p>BMS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torController</text:p>
          </table:table-cell>
          <table:table-cell office:value-type="string" calcext:value-type="string">
            <text:p>PDM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torController</text:p>
          </table:table-cell>
          <table:table-cell office:value-type="string" calcext:value-type="string">
            <text:p>Motor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MS</text:p>
          </table:table-cell>
          <table:table-cell office:value-type="string" calcext:value-type="string">
            <text:p>Accumulator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PDM</text:p>
          </table:table-cell>
          <table:table-cell office:value-type="float" office:value="240" calcext:value-type="float">
            <text:p>240</text:p>
          </table:table-cell>
          <table:table-cell table:formula="of:=53+55+49+83" office:value-type="float" office:value="240" calcext:value-type="float">
            <text:p>2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HVEnclosure</text:p>
          </table:table-cell>
          <table:table-cell office:value-type="float" office:value="240" calcext:value-type="float">
            <text:p>240</text:p>
          </table:table-cell>
          <table:table-cell table:formula="of:=+53+55+49+83" office:value-type="float" office:value="240" calcext:value-type="float">
            <text:p>2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Rollbar</text:p>
          </table:table-cell>
          <table:table-cell office:value-type="float" office:value="227" calcext:value-type="float">
            <text:p>227</text:p>
          </table:table-cell>
          <table:table-cell table:formula="of:=53+55+49+37+(70-37)" office:value-type="float" office:value="227" calcext:value-type="float">
            <text:p>2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RightPanel</text:p>
          </table:table-cell>
          <table:table-cell office:value-type="float" office:value="227" calcext:value-type="float">
            <text:p>227</text:p>
          </table:table-cell>
          <table:table-cell table:formula="of:=53+55+49+70" office:value-type="float" office:value="227" calcext:value-type="float">
            <text:p>2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VEnclosure</text:p>
          </table:table-cell>
          <table:table-cell office:value-type="string" calcext:value-type="string">
            <text:p>Rollbar</text:p>
          </table:table-cell>
          <table:table-cell office:value-type="float" office:value="224" calcext:value-type="float">
            <text:p>224</text:p>
          </table:table-cell>
          <table:table-cell table:formula="of:=83+108+33" office:value-type="float" office:value="224" calcext:value-type="float">
            <text:p>2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VEnclosure</text:p>
          </table:table-cell>
          <table:table-cell office:value-type="string" calcext:value-type="string">
            <text:p>PDM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ghtPanel</text:p>
          </table:table-cell>
          <table:table-cell office:value-type="string" calcext:value-type="string">
            <text:p>PDM</text:p>
          </table:table-cell>
          <table:table-cell office:value-type="float" office:value="153" calcext:value-type="float">
            <text:p>153</text:p>
          </table:table-cell>
          <table:table-cell table:formula="of:=70+83" office:value-type="float" office:value="153" calcext:value-type="float">
            <text:p>1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iator</text:p>
          </table:table-cell>
          <table:table-cell office:value-type="string" calcext:value-type="string">
            <text:p>PDM</text:p>
          </table:table-cell>
          <table:table-cell office:value-type="float" office:value="277" calcext:value-type="float">
            <text:p>277</text:p>
          </table:table-cell>
          <table:table-cell table:formula="of:=83+49+55+90" office:value-type="float" office:value="277" calcext:value-type="float">
            <text:p>2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DM</text:p>
          </table:table-cell>
          <table:table-cell office:value-type="string" calcext:value-type="string">
            <text:p>BrakeLight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</table:table>
      <table:table table:name="HargaKabel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Node.B2:Node.K8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 style:data-style-name="N2" text:time-value="14:25:12.2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7:20:43.109000000</meta:creation-date>
    <meta:editing-duration>P1DT4H11M5S</meta:editing-duration>
    <meta:editing-cycles>22</meta:editing-cycles>
    <meta:generator>LibreOffice/5.1.1.3$Windows_x86 LibreOffice_project/89f508ef3ecebd2cfb8e1def0f0ba9a803b88a6d</meta:generator>
    <dc:date>2019-11-12T16:51:31.613000000</dc:date>
    <meta:document-statistic meta:table-count="4" meta:cell-count="1091" meta:object-count="0"/>
  </office:meta>
</office:document-meta>
</file>